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 svg:font-family="StarSymbol"/>
    <style:font-face style:name="Tahoma1" svg:font-family="Tahoma"/>
    <style:font-face style:name="Nimbus Sans L" svg:font-family="'Nimbus Sans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style:tab-stops>
          <style:tab-stop style:position="1.455cm"/>
        </style:tab-stops>
      </style:paragraph-properties>
    </style:style>
    <style:style style:name="P2" style:family="paragraph" style:parent-style-name="Heading_20_3">
      <style:paragraph-properties>
        <style:tab-stops>
          <style:tab-stop style:position="1.455cm"/>
        </style:tab-stops>
      </style:paragraph-properties>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Contents_20_3">
      <style:paragraph-properties>
        <style:tab-stops>
          <style:tab-stop style:position="16cm" style:type="right" style:leader-style="dotted" style:leader-text="."/>
        </style:tab-stops>
      </style:paragraph-properties>
    </style:style>
    <style:style style:name="P6" style:family="paragraph" style:parent-style-name="Contents_20_4">
      <style:paragraph-properties>
        <style:tab-stops>
          <style:tab-stop style:position="15.501cm" style:type="right" style:leader-style="dotted" style:leader-text="."/>
        </style:tab-stops>
      </style:paragraph-properties>
    </style:style>
    <style:style style:name="P7" style:family="paragraph" style:parent-style-name="Standard">
      <style:paragraph-properties>
        <style:tab-stops>
          <style:tab-stop style:position="2.408cm"/>
        </style:tab-stops>
      </style:paragraph-properties>
    </style:style>
    <style:style style:name="P8" style:family="paragraph" style:parent-style-name="Text_20_body" style:list-style-name="L1"/>
    <style:style style:name="P9" style:family="paragraph" style:parent-style-name="Text_20_body" style:list-style-name="L2">
      <style:text-properties fo:font-style="italic" style:font-style-asian="italic" style:font-style-complex="italic"/>
    </style:style>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8"/>
    <style:style style:name="P16" style:family="paragraph" style:parent-style-name="Text_20_body" style:list-style-name="L9"/>
    <style:style style:name="P17" style:family="paragraph" style:parent-style-name="Text_20_body" style:list-style-name="L10"/>
    <style:style style:name="P18" style:family="paragraph" style:parent-style-name="Text_20_body" style:list-style-name="L10">
      <style:text-properties fo:font-weight="normal" style:font-weight-asian="normal" style:font-weight-complex="normal"/>
    </style:style>
    <style:style style:name="P19" style:family="paragraph" style:parent-style-name="Text_20_body" style:list-style-name="L11">
      <style:text-properties fo:font-weight="normal" style:font-weight-asian="normal" style:font-weight-complex="normal"/>
    </style:style>
    <style:style style:name="P20" style:family="paragraph" style:parent-style-name="Text_20_body" style:list-style-name="L16">
      <style:text-properties fo:font-weight="normal" style:font-weight-asian="normal" style:font-weight-complex="normal"/>
    </style:style>
    <style:style style:name="P21" style:family="paragraph" style:parent-style-name="Text_20_body" style:list-style-name="L17">
      <style:text-properties fo:font-weight="normal" style:font-weight-asian="normal" style:font-weight-complex="normal"/>
    </style:style>
    <style:style style:name="P22" style:family="paragraph" style:parent-style-name="Text_20_body" style:list-style-name="L11">
      <style:text-properties fo:font-weight="bold" style:font-weight-asian="bold" style:font-weight-complex="bold"/>
    </style:style>
    <style:style style:name="P23" style:family="paragraph" style:parent-style-name="Text_20_body" style:list-style-name="L13"/>
    <style:style style:name="P24" style:family="paragraph" style:parent-style-name="Text_20_body" style:list-style-name="L18"/>
    <style:style style:name="P25" style:family="paragraph" style:parent-style-name="Text_20_body" style:list-style-name="L19"/>
    <style:style style:name="P26" style:family="paragraph" style:parent-style-name="Text_20_body" style:list-style-name="L20"/>
    <style:style style:name="P27" style:family="paragraph" style:parent-style-name="Text_20_body" style:list-style-name="L21"/>
    <style:style style:name="P28" style:family="paragraph" style:parent-style-name="Text_20_body" style:list-style-name="L22"/>
    <style:style style:name="P29" style:family="paragraph" style:parent-style-name="Text_20_body" style:list-style-name="L12">
      <style:paragraph-properties fo:margin-left="0cm" fo:margin-right="0cm" fo:text-indent="0cm" style:auto-text-indent="false"/>
    </style:style>
    <style:style style:name="P30" style:family="paragraph" style:parent-style-name="Text_20_body" style:list-style-name="L14">
      <style:paragraph-properties fo:margin-left="0cm" fo:margin-right="0cm" fo:text-indent="0cm" style:auto-text-indent="false"/>
      <style:text-properties fo:font-weight="normal" style:font-weight-asian="normal" style:font-weight-complex="normal"/>
    </style:style>
    <style:style style:name="P31" style:family="paragraph" style:parent-style-name="Text_20_body" style:list-style-name="L15">
      <style:paragraph-properties fo:margin-left="0cm" fo:margin-right="0cm" fo:text-indent="0cm" style:auto-text-indent="false"/>
      <style:text-properties fo:font-weight="normal" style:font-weight-asian="normal" style:font-weight-complex="normal"/>
    </style:style>
    <style:style style:name="P32" style:family="paragraph">
      <style:text-properties fo:font-style="italic" style:font-style-asian="italic" style:font-style-complex="italic"/>
    </style:style>
    <style:style style:name="P33" style:family="paragraph">
      <style:paragraph-properties fo:text-align="center"/>
    </style:style>
    <style:style style:name="P34" style:family="paragraph">
      <style:paragraph-properties fo:margin-left="0cm" fo:margin-right="0cm" fo:margin-top="0cm" fo:margin-bottom="0cm" fo:line-height="100%" fo:text-align="center" text:enable-numbering="false" fo:text-indent="0cm"/>
    </style:style>
    <style:style style:name="P35"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Nimbus Sans L" fo:font-size="12pt" fo:font-style="normal" fo:text-shadow="none" style:text-underline-style="none" fo:font-weight="normal" style:letter-kerning="true" style:font-name-asian="DejaVu Sans1" style:font-size-asian="12pt" style:font-style-asian="normal" style:font-weight-asian="normal" style:font-name-complex="DejaVu Sans1" style:font-size-complex="12pt" style:font-style-complex="normal" style:font-weight-complex="normal" style:text-emphasize="none" style:font-relief="none"/>
    </style:style>
    <style:style style:name="P36"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Nimbus Sans L" fo:font-size="18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7" style:family="paragraph">
      <style:paragraph-properties fo:text-align="center"/>
      <style:text-properties fo:font-style="normal" style:font-style-asian="normal" style:font-style-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normal" style:font-weight-asian="normal" style:font-weight-complex="normal"/>
    </style:style>
    <style:style style:name="T5" style:family="text">
      <style:text-properties style:use-window-font-color="true" style:text-outline="false" style:text-line-through-style="none" style:font-name="Nimbus Sans L" fo:font-size="12pt" fo:font-style="normal" fo:text-shadow="none" style:text-underline-style="none" fo:font-weight="normal" style:letter-kerning="true" style:font-name-asian="DejaVu Sans1" style:font-size-asian="12pt" style:font-style-asian="normal" style:font-weight-asian="normal" style:font-name-complex="DejaVu Sans1" style:font-size-complex="12pt" style:font-style-complex="normal" style:font-weight-complex="normal" style:text-emphasize="none" style:font-relief="none"/>
    </style:style>
    <style:style style:name="T6" style:family="text">
      <style:text-properties fo:font-style="normal" style:font-style-asian="normal" style:font-style-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2.54cm" text:min-label-width="0.635cm"/>
        <style:text-properties style:font-name="StarSymbol"/>
      </text:list-level-style-bullet>
      <text:list-level-style-bullet text:level="2" text:style-name="Bullet_20_Symbols" style:num-suffix="." text:bullet-char="–">
        <style:list-level-properties text:space-before="3.829cm" text:min-label-width="0.635cm"/>
        <style:text-properties style:font-name="StarSymbol"/>
      </text:list-level-style-bullet>
      <text:list-level-style-bullet text:level="3" text:style-name="Bullet_20_Symbols" style:num-suffix="." text:bullet-char="–">
        <style:list-level-properties text:space-before="5.119cm" text:min-label-width="0.635cm"/>
        <style:text-properties style:font-name="StarSymbol"/>
      </text:list-level-style-bullet>
      <text:list-level-style-bullet text:level="4" text:style-name="Bullet_20_Symbols" style:num-suffix="." text:bullet-char="–">
        <style:list-level-properties text:space-before="6.408cm" text:min-label-width="0.635cm"/>
        <style:text-properties style:font-name="StarSymbol"/>
      </text:list-level-style-bullet>
      <text:list-level-style-bullet text:level="5" text:style-name="Bullet_20_Symbols" style:num-suffix="." text:bullet-char="–">
        <style:list-level-properties text:space-before="7.698cm" text:min-label-width="0.635cm"/>
        <style:text-properties style:font-name="StarSymbol"/>
      </text:list-level-style-bullet>
      <text:list-level-style-bullet text:level="6" text:style-name="Bullet_20_Symbols" style:num-suffix="." text:bullet-char="–">
        <style:list-level-properties text:space-before="8.987cm" text:min-label-width="0.635cm"/>
        <style:text-properties style:font-name="StarSymbol"/>
      </text:list-level-style-bullet>
      <text:list-level-style-bullet text:level="7" text:style-name="Bullet_20_Symbols" style:num-suffix="." text:bullet-char="–">
        <style:list-level-properties text:space-before="10.276cm" text:min-label-width="0.635cm"/>
        <style:text-properties style:font-name="StarSymbol"/>
      </text:list-level-style-bullet>
      <text:list-level-style-bullet text:level="8" text:style-name="Bullet_20_Symbols" style:num-suffix="." text:bullet-char="–">
        <style:list-level-properties text:space-before="11.566cm" text:min-label-width="0.635cm"/>
        <style:text-properties style:font-name="StarSymbol"/>
      </text:list-level-style-bullet>
      <text:list-level-style-bullet text:level="9" text:style-name="Bullet_20_Symbols" style:num-suffix="." text:bullet-char="–">
        <style:list-level-properties text:space-before="12.855cm" text:min-label-width="0.635cm"/>
        <style:text-properties style:font-name="StarSymbol"/>
      </text:list-level-style-bullet>
      <text:list-level-style-bullet text:level="10" text:style-name="Bullet_20_Symbols" style:num-suffix="." text:bullet-char="–">
        <style:list-level-properties text:space-before="14.145cm" text:min-label-width="0.635cm"/>
        <style:text-properties style:font-name="StarSymbol"/>
      </text:list-level-style-bullet>
    </text:list-style>
    <text:list-style style:name="L2">
      <text:list-level-style-bullet text:level="1" text:style-name="Bullet_20_Symbols" style:num-suffix="." text:bullet-char="–">
        <style:list-level-properties text:space-before="2.54cm" text:min-label-width="0.635cm"/>
        <style:text-properties style:font-name="StarSymbol"/>
      </text:list-level-style-bullet>
      <text:list-level-style-bullet text:level="2" text:style-name="Bullet_20_Symbols" style:num-suffix="." text:bullet-char="–">
        <style:list-level-properties text:space-before="3.829cm" text:min-label-width="0.635cm"/>
        <style:text-properties style:font-name="StarSymbol"/>
      </text:list-level-style-bullet>
      <text:list-level-style-bullet text:level="3" text:style-name="Bullet_20_Symbols" style:num-suffix="." text:bullet-char="–">
        <style:list-level-properties text:space-before="5.119cm" text:min-label-width="0.635cm"/>
        <style:text-properties style:font-name="StarSymbol"/>
      </text:list-level-style-bullet>
      <text:list-level-style-bullet text:level="4" text:style-name="Bullet_20_Symbols" style:num-suffix="." text:bullet-char="–">
        <style:list-level-properties text:space-before="6.408cm" text:min-label-width="0.635cm"/>
        <style:text-properties style:font-name="StarSymbol"/>
      </text:list-level-style-bullet>
      <text:list-level-style-bullet text:level="5" text:style-name="Bullet_20_Symbols" style:num-suffix="." text:bullet-char="–">
        <style:list-level-properties text:space-before="7.698cm" text:min-label-width="0.635cm"/>
        <style:text-properties style:font-name="StarSymbol"/>
      </text:list-level-style-bullet>
      <text:list-level-style-bullet text:level="6" text:style-name="Bullet_20_Symbols" style:num-suffix="." text:bullet-char="–">
        <style:list-level-properties text:space-before="8.987cm" text:min-label-width="0.635cm"/>
        <style:text-properties style:font-name="StarSymbol"/>
      </text:list-level-style-bullet>
      <text:list-level-style-bullet text:level="7" text:style-name="Bullet_20_Symbols" style:num-suffix="." text:bullet-char="–">
        <style:list-level-properties text:space-before="10.276cm" text:min-label-width="0.635cm"/>
        <style:text-properties style:font-name="StarSymbol"/>
      </text:list-level-style-bullet>
      <text:list-level-style-bullet text:level="8" text:style-name="Bullet_20_Symbols" style:num-suffix="." text:bullet-char="–">
        <style:list-level-properties text:space-before="11.566cm" text:min-label-width="0.635cm"/>
        <style:text-properties style:font-name="StarSymbol"/>
      </text:list-level-style-bullet>
      <text:list-level-style-bullet text:level="9" text:style-name="Bullet_20_Symbols" style:num-suffix="." text:bullet-char="–">
        <style:list-level-properties text:space-before="12.855cm" text:min-label-width="0.635cm"/>
        <style:text-properties style:font-name="StarSymbol"/>
      </text:list-level-style-bullet>
      <text:list-level-style-bullet text:level="10" text:style-name="Bullet_20_Symbols" style:num-suffix="." text:bullet-char="–">
        <style:list-level-properties text:space-before="14.145cm" text:min-label-width="0.635cm"/>
        <style:text-properties style:font-name="StarSymbol"/>
      </text:list-level-style-bullet>
    </text:list-style>
    <text:list-style style:name="L3">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2.6cm" text:min-label-width="0.635cm"/>
        <style:text-properties style:font-name="StarSymbol"/>
      </text:list-level-style-bullet>
      <text:list-level-style-bullet text:level="3" text:style-name="Bullet_20_Symbols" style:num-suffix="." text:bullet-char="–">
        <style:list-level-properties text:space-before="3.93cm" text:min-label-width="0.635cm"/>
        <style:text-properties style:font-name="StarSymbol"/>
      </text:list-level-style-bullet>
      <text:list-level-style-bullet text:level="4" text:style-name="Bullet_20_Symbols" style:num-suffix="." text:bullet-char="–">
        <style:list-level-properties text:space-before="5.26cm" text:min-label-width="0.635cm"/>
        <style:text-properties style:font-name="StarSymbol"/>
      </text:list-level-style-bullet>
      <text:list-level-style-bullet text:level="5" text:style-name="Bullet_20_Symbols" style:num-suffix="." text:bullet-char="–">
        <style:list-level-properties text:space-before="6.59cm" text:min-label-width="0.635cm"/>
        <style:text-properties style:font-name="StarSymbol"/>
      </text:list-level-style-bullet>
      <text:list-level-style-bullet text:level="6" text:style-name="Bullet_20_Symbols" style:num-suffix="." text:bullet-char="–">
        <style:list-level-properties text:space-before="7.92cm" text:min-label-width="0.635cm"/>
        <style:text-properties style:font-name="StarSymbol"/>
      </text:list-level-style-bullet>
      <text:list-level-style-bullet text:level="7" text:style-name="Bullet_20_Symbols" style:num-suffix="." text:bullet-char="–">
        <style:list-level-properties text:space-before="9.25cm" text:min-label-width="0.635cm"/>
        <style:text-properties style:font-name="StarSymbol"/>
      </text:list-level-style-bullet>
      <text:list-level-style-bullet text:level="8" text:style-name="Bullet_20_Symbols" style:num-suffix="." text:bullet-char="–">
        <style:list-level-properties text:space-before="10.58cm" text:min-label-width="0.635cm"/>
        <style:text-properties style:font-name="StarSymbol"/>
      </text:list-level-style-bullet>
      <text:list-level-style-bullet text:level="9" text:style-name="Bullet_20_Symbols" style:num-suffix="." text:bullet-char="–">
        <style:list-level-properties text:space-before="11.91cm" text:min-label-width="0.635cm"/>
        <style:text-properties style:font-name="StarSymbol"/>
      </text:list-level-style-bullet>
      <text:list-level-style-bullet text:level="10" text:style-name="Bullet_20_Symbols" style:num-suffix="." text:bullet-char="–">
        <style:list-level-properties text:space-before="13.24cm" text:min-label-width="0.635cm"/>
        <style:text-properties style:font-name="StarSymbol"/>
      </text:list-level-style-bullet>
    </text:list-style>
    <text:list-style style:name="L4">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2.559cm" text:min-label-width="0.635cm"/>
        <style:text-properties style:font-name="StarSymbol"/>
      </text:list-level-style-bullet>
      <text:list-level-style-bullet text:level="3" text:style-name="Bullet_20_Symbols" style:num-suffix="." text:bullet-char="–">
        <style:list-level-properties text:space-before="3.849cm" text:min-label-width="0.635cm"/>
        <style:text-properties style:font-name="StarSymbol"/>
      </text:list-level-style-bullet>
      <text:list-level-style-bullet text:level="4" text:style-name="Bullet_20_Symbols" style:num-suffix="." text:bullet-char="–">
        <style:list-level-properties text:space-before="5.138cm" text:min-label-width="0.635cm"/>
        <style:text-properties style:font-name="StarSymbol"/>
      </text:list-level-style-bullet>
      <text:list-level-style-bullet text:level="5" text:style-name="Bullet_20_Symbols" style:num-suffix="." text:bullet-char="–">
        <style:list-level-properties text:space-before="6.428cm" text:min-label-width="0.635cm"/>
        <style:text-properties style:font-name="StarSymbol"/>
      </text:list-level-style-bullet>
      <text:list-level-style-bullet text:level="6" text:style-name="Bullet_20_Symbols" style:num-suffix="." text:bullet-char="–">
        <style:list-level-properties text:space-before="7.717cm" text:min-label-width="0.635cm"/>
        <style:text-properties style:font-name="StarSymbol"/>
      </text:list-level-style-bullet>
      <text:list-level-style-bullet text:level="7" text:style-name="Bullet_20_Symbols" style:num-suffix="." text:bullet-char="–">
        <style:list-level-properties text:space-before="9.006cm" text:min-label-width="0.635cm"/>
        <style:text-properties style:font-name="StarSymbol"/>
      </text:list-level-style-bullet>
      <text:list-level-style-bullet text:level="8" text:style-name="Bullet_20_Symbols" style:num-suffix="." text:bullet-char="–">
        <style:list-level-properties text:space-before="10.296cm" text:min-label-width="0.635cm"/>
        <style:text-properties style:font-name="StarSymbol"/>
      </text:list-level-style-bullet>
      <text:list-level-style-bullet text:level="9" text:style-name="Bullet_20_Symbols" style:num-suffix="." text:bullet-char="–">
        <style:list-level-properties text:space-before="11.585cm" text:min-label-width="0.635cm"/>
        <style:text-properties style:font-name="StarSymbol"/>
      </text:list-level-style-bullet>
      <text:list-level-style-bullet text:level="10" text:style-name="Bullet_20_Symbols" style:num-suffix="." text:bullet-char="–">
        <style:list-level-properties text:space-before="12.875cm" text:min-label-width="0.635cm"/>
        <style:text-properties style:font-name="StarSymbol"/>
      </text:list-level-style-bullet>
    </text:list-style>
    <text:list-style style:name="L5">
      <text:list-level-style-bullet text:level="1" text:style-name="Bullet_20_Symbols" style:num-suffix="." text:bullet-char="–">
        <style:list-level-properties text:space-before="2.54cm" text:min-label-width="0.635cm"/>
        <style:text-properties style:font-name="StarSymbol"/>
      </text:list-level-style-bullet>
      <text:list-level-style-bullet text:level="2" text:style-name="Bullet_20_Symbols" style:num-suffix="." text:bullet-char="–">
        <style:list-level-properties text:space-before="3.829cm" text:min-label-width="0.635cm"/>
        <style:text-properties style:font-name="StarSymbol"/>
      </text:list-level-style-bullet>
      <text:list-level-style-bullet text:level="3" text:style-name="Bullet_20_Symbols" style:num-suffix="." text:bullet-char="–">
        <style:list-level-properties text:space-before="5.119cm" text:min-label-width="0.635cm"/>
        <style:text-properties style:font-name="StarSymbol"/>
      </text:list-level-style-bullet>
      <text:list-level-style-bullet text:level="4" text:style-name="Bullet_20_Symbols" style:num-suffix="." text:bullet-char="–">
        <style:list-level-properties text:space-before="6.408cm" text:min-label-width="0.635cm"/>
        <style:text-properties style:font-name="StarSymbol"/>
      </text:list-level-style-bullet>
      <text:list-level-style-bullet text:level="5" text:style-name="Bullet_20_Symbols" style:num-suffix="." text:bullet-char="–">
        <style:list-level-properties text:space-before="7.698cm" text:min-label-width="0.635cm"/>
        <style:text-properties style:font-name="StarSymbol"/>
      </text:list-level-style-bullet>
      <text:list-level-style-bullet text:level="6" text:style-name="Bullet_20_Symbols" style:num-suffix="." text:bullet-char="–">
        <style:list-level-properties text:space-before="8.987cm" text:min-label-width="0.635cm"/>
        <style:text-properties style:font-name="StarSymbol"/>
      </text:list-level-style-bullet>
      <text:list-level-style-bullet text:level="7" text:style-name="Bullet_20_Symbols" style:num-suffix="." text:bullet-char="–">
        <style:list-level-properties text:space-before="10.276cm" text:min-label-width="0.635cm"/>
        <style:text-properties style:font-name="StarSymbol"/>
      </text:list-level-style-bullet>
      <text:list-level-style-bullet text:level="8" text:style-name="Bullet_20_Symbols" style:num-suffix="." text:bullet-char="–">
        <style:list-level-properties text:space-before="11.566cm" text:min-label-width="0.635cm"/>
        <style:text-properties style:font-name="StarSymbol"/>
      </text:list-level-style-bullet>
      <text:list-level-style-bullet text:level="9" text:style-name="Bullet_20_Symbols" style:num-suffix="." text:bullet-char="–">
        <style:list-level-properties text:space-before="12.855cm" text:min-label-width="0.635cm"/>
        <style:text-properties style:font-name="StarSymbol"/>
      </text:list-level-style-bullet>
      <text:list-level-style-bullet text:level="10" text:style-name="Bullet_20_Symbols" style:num-suffix="." text:bullet-char="–">
        <style:list-level-properties text:space-before="14.145cm" text:min-label-width="0.635cm"/>
        <style:text-properties style:font-name="StarSymbol"/>
      </text:list-level-style-bullet>
    </text:list-style>
    <text:list-style style:name="L6">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2.6cm" text:min-label-width="0.635cm"/>
        <style:text-properties style:font-name="StarSymbol"/>
      </text:list-level-style-bullet>
      <text:list-level-style-bullet text:level="3" text:style-name="Bullet_20_Symbols" style:num-suffix="." text:bullet-char="–">
        <style:list-level-properties text:space-before="3.93cm" text:min-label-width="0.635cm"/>
        <style:text-properties style:font-name="StarSymbol"/>
      </text:list-level-style-bullet>
      <text:list-level-style-bullet text:level="4" text:style-name="Bullet_20_Symbols" style:num-suffix="." text:bullet-char="–">
        <style:list-level-properties text:space-before="5.26cm" text:min-label-width="0.635cm"/>
        <style:text-properties style:font-name="StarSymbol"/>
      </text:list-level-style-bullet>
      <text:list-level-style-bullet text:level="5" text:style-name="Bullet_20_Symbols" style:num-suffix="." text:bullet-char="–">
        <style:list-level-properties text:space-before="6.59cm" text:min-label-width="0.635cm"/>
        <style:text-properties style:font-name="StarSymbol"/>
      </text:list-level-style-bullet>
      <text:list-level-style-bullet text:level="6" text:style-name="Bullet_20_Symbols" style:num-suffix="." text:bullet-char="–">
        <style:list-level-properties text:space-before="7.92cm" text:min-label-width="0.635cm"/>
        <style:text-properties style:font-name="StarSymbol"/>
      </text:list-level-style-bullet>
      <text:list-level-style-bullet text:level="7" text:style-name="Bullet_20_Symbols" style:num-suffix="." text:bullet-char="–">
        <style:list-level-properties text:space-before="9.25cm" text:min-label-width="0.635cm"/>
        <style:text-properties style:font-name="StarSymbol"/>
      </text:list-level-style-bullet>
      <text:list-level-style-bullet text:level="8" text:style-name="Bullet_20_Symbols" style:num-suffix="." text:bullet-char="–">
        <style:list-level-properties text:space-before="10.58cm" text:min-label-width="0.635cm"/>
        <style:text-properties style:font-name="StarSymbol"/>
      </text:list-level-style-bullet>
      <text:list-level-style-bullet text:level="9" text:style-name="Bullet_20_Symbols" style:num-suffix="." text:bullet-char="–">
        <style:list-level-properties text:space-before="11.91cm" text:min-label-width="0.635cm"/>
        <style:text-properties style:font-name="StarSymbol"/>
      </text:list-level-style-bullet>
      <text:list-level-style-bullet text:level="10" text:style-name="Bullet_20_Symbols" style:num-suffix="." text:bullet-char="–">
        <style:list-level-properties text:space-before="13.24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965cm" text:min-label-width="0.635cm"/>
        <style:text-properties style:font-name="StarSymbol"/>
      </text:list-level-style-bullet>
      <text:list-level-style-bullet text:level="3" text:style-name="Bullet_20_Symbols" style:num-suffix="." text:bullet-char="–">
        <style:list-level-properties text:space-before="3.295cm" text:min-label-width="0.635cm"/>
        <style:text-properties style:font-name="StarSymbol"/>
      </text:list-level-style-bullet>
      <text:list-level-style-bullet text:level="4" text:style-name="Bullet_20_Symbols" style:num-suffix="." text:bullet-char="–">
        <style:list-level-properties text:space-before="4.625cm" text:min-label-width="0.635cm"/>
        <style:text-properties style:font-name="StarSymbol"/>
      </text:list-level-style-bullet>
      <text:list-level-style-bullet text:level="5" text:style-name="Bullet_20_Symbols" style:num-suffix="." text:bullet-char="–">
        <style:list-level-properties text:space-before="5.955cm" text:min-label-width="0.635cm"/>
        <style:text-properties style:font-name="StarSymbol"/>
      </text:list-level-style-bullet>
      <text:list-level-style-bullet text:level="6" text:style-name="Bullet_20_Symbols" style:num-suffix="." text:bullet-char="–">
        <style:list-level-properties text:space-before="7.285cm" text:min-label-width="0.635cm"/>
        <style:text-properties style:font-name="StarSymbol"/>
      </text:list-level-style-bullet>
      <text:list-level-style-bullet text:level="7" text:style-name="Bullet_20_Symbols" style:num-suffix="." text:bullet-char="–">
        <style:list-level-properties text:space-before="8.615cm" text:min-label-width="0.635cm"/>
        <style:text-properties style:font-name="StarSymbol"/>
      </text:list-level-style-bullet>
      <text:list-level-style-bullet text:level="8" text:style-name="Bullet_20_Symbols" style:num-suffix="." text:bullet-char="–">
        <style:list-level-properties text:space-before="9.945cm" text:min-label-width="0.635cm"/>
        <style:text-properties style:font-name="StarSymbol"/>
      </text:list-level-style-bullet>
      <text:list-level-style-bullet text:level="9" text:style-name="Bullet_20_Symbols" style:num-suffix="." text:bullet-char="–">
        <style:list-level-properties text:space-before="11.275cm" text:min-label-width="0.635cm"/>
        <style:text-properties style:font-name="StarSymbol"/>
      </text:list-level-style-bullet>
      <text:list-level-style-bullet text:level="10" text:style-name="Bullet_20_Symbols" style:num-suffix="." text:bullet-char="–">
        <style:list-level-properties text:space-before="12.605cm" text:min-label-width="0.635cm"/>
        <style:text-properties style:font-name="StarSymbol"/>
      </text:list-level-style-bullet>
    </text:list-style>
    <text:list-style style:name="L8">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3.194cm" text:min-label-width="0.635cm"/>
        <style:text-properties style:font-name="StarSymbol"/>
      </text:list-level-style-bullet>
      <text:list-level-style-bullet text:level="3" text:style-name="Bullet_20_Symbols" style:num-suffix="." text:bullet-char="–">
        <style:list-level-properties text:space-before="4.484cm" text:min-label-width="0.635cm"/>
        <style:text-properties style:font-name="StarSymbol"/>
      </text:list-level-style-bullet>
      <text:list-level-style-bullet text:level="4" text:style-name="Bullet_20_Symbols" style:num-suffix="." text:bullet-char="–">
        <style:list-level-properties text:space-before="5.773cm" text:min-label-width="0.635cm"/>
        <style:text-properties style:font-name="StarSymbol"/>
      </text:list-level-style-bullet>
      <text:list-level-style-bullet text:level="5" text:style-name="Bullet_20_Symbols" style:num-suffix="." text:bullet-char="–">
        <style:list-level-properties text:space-before="7.063cm" text:min-label-width="0.635cm"/>
        <style:text-properties style:font-name="StarSymbol"/>
      </text:list-level-style-bullet>
      <text:list-level-style-bullet text:level="6" text:style-name="Bullet_20_Symbols" style:num-suffix="." text:bullet-char="–">
        <style:list-level-properties text:space-before="8.352cm" text:min-label-width="0.635cm"/>
        <style:text-properties style:font-name="StarSymbol"/>
      </text:list-level-style-bullet>
      <text:list-level-style-bullet text:level="7" text:style-name="Bullet_20_Symbols" style:num-suffix="." text:bullet-char="–">
        <style:list-level-properties text:space-before="9.641cm" text:min-label-width="0.635cm"/>
        <style:text-properties style:font-name="StarSymbol"/>
      </text:list-level-style-bullet>
      <text:list-level-style-bullet text:level="8" text:style-name="Bullet_20_Symbols" style:num-suffix="." text:bullet-char="–">
        <style:list-level-properties text:space-before="10.931cm" text:min-label-width="0.635cm"/>
        <style:text-properties style:font-name="StarSymbol"/>
      </text:list-level-style-bullet>
      <text:list-level-style-bullet text:level="9" text:style-name="Bullet_20_Symbols" style:num-suffix="." text:bullet-char="–">
        <style:list-level-properties text:space-before="12.22cm" text:min-label-width="0.635cm"/>
        <style:text-properties style:font-name="StarSymbol"/>
      </text:list-level-style-bullet>
      <text:list-level-style-bullet text:level="10" text:style-name="Bullet_20_Symbols" style:num-suffix="." text:bullet-char="–">
        <style:list-level-properties text:space-before="13.51cm" text:min-label-width="0.635cm"/>
        <style:text-properties style:font-name="StarSymbol"/>
      </text:list-level-style-bullet>
    </text:list-style>
    <text:list-style style:name="L9">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3.194cm" text:min-label-width="0.635cm"/>
        <style:text-properties style:font-name="StarSymbol"/>
      </text:list-level-style-bullet>
      <text:list-level-style-bullet text:level="3" text:style-name="Bullet_20_Symbols" style:num-suffix="." text:bullet-char="–">
        <style:list-level-properties text:space-before="4.484cm" text:min-label-width="0.635cm"/>
        <style:text-properties style:font-name="StarSymbol"/>
      </text:list-level-style-bullet>
      <text:list-level-style-bullet text:level="4" text:style-name="Bullet_20_Symbols" style:num-suffix="." text:bullet-char="–">
        <style:list-level-properties text:space-before="5.773cm" text:min-label-width="0.635cm"/>
        <style:text-properties style:font-name="StarSymbol"/>
      </text:list-level-style-bullet>
      <text:list-level-style-bullet text:level="5" text:style-name="Bullet_20_Symbols" style:num-suffix="." text:bullet-char="–">
        <style:list-level-properties text:space-before="7.063cm" text:min-label-width="0.635cm"/>
        <style:text-properties style:font-name="StarSymbol"/>
      </text:list-level-style-bullet>
      <text:list-level-style-bullet text:level="6" text:style-name="Bullet_20_Symbols" style:num-suffix="." text:bullet-char="–">
        <style:list-level-properties text:space-before="8.352cm" text:min-label-width="0.635cm"/>
        <style:text-properties style:font-name="StarSymbol"/>
      </text:list-level-style-bullet>
      <text:list-level-style-bullet text:level="7" text:style-name="Bullet_20_Symbols" style:num-suffix="." text:bullet-char="–">
        <style:list-level-properties text:space-before="9.641cm" text:min-label-width="0.635cm"/>
        <style:text-properties style:font-name="StarSymbol"/>
      </text:list-level-style-bullet>
      <text:list-level-style-bullet text:level="8" text:style-name="Bullet_20_Symbols" style:num-suffix="." text:bullet-char="–">
        <style:list-level-properties text:space-before="10.931cm" text:min-label-width="0.635cm"/>
        <style:text-properties style:font-name="StarSymbol"/>
      </text:list-level-style-bullet>
      <text:list-level-style-bullet text:level="9" text:style-name="Bullet_20_Symbols" style:num-suffix="." text:bullet-char="–">
        <style:list-level-properties text:space-before="12.22cm" text:min-label-width="0.635cm"/>
        <style:text-properties style:font-name="StarSymbol"/>
      </text:list-level-style-bullet>
      <text:list-level-style-bullet text:level="10" text:style-name="Bullet_20_Symbols" style:num-suffix="." text:bullet-char="–">
        <style:list-level-properties text:space-before="13.51cm" text:min-label-width="0.635cm"/>
        <style:text-properties style:font-name="StarSymbol"/>
      </text:list-level-style-bullet>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3">
      <text:list-level-style-bullet text:level="1" text:style-name="Bullet_20_Symbols" style:num-suffix="." text:bullet-char="•">
        <style:list-level-properties text:space-before="1.27cm" text:min-label-width="0.635cm"/>
        <style:text-properties style:font-name="StarSymbol1"/>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1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7">
      <text:list-level-style-bullet text:level="1" text:style-name="Bullet_20_Symbols" style:num-suffix="." text:bullet-char="•">
        <style:list-level-properties text:space-before="1.251cm" text:min-label-width="0.635cm"/>
        <style:text-properties style:font-name="StarSymbol1"/>
      </text:list-level-style-bullet>
      <text:list-level-style-bullet text:level="2" text:style-name="Bullet_20_Symbols" style:num-suffix="." text:bullet-char="○">
        <style:list-level-properties text:space-before="2.521cm" text:min-label-width="0.635cm"/>
        <style:text-properties style:font-name="StarSymbol"/>
      </text:list-level-style-bullet>
      <text:list-level-style-bullet text:level="3" text:style-name="Bullet_20_Symbols" style:num-suffix="." text:bullet-char="■">
        <style:list-level-properties text:space-before="3.791cm" text:min-label-width="0.635cm"/>
        <style:text-properties style:font-name="StarSymbol"/>
      </text:list-level-style-bullet>
      <text:list-level-style-bullet text:level="4" text:style-name="Bullet_20_Symbols" style:num-suffix="." text:bullet-char="●">
        <style:list-level-properties text:space-before="5.061cm" text:min-label-width="0.635cm"/>
        <style:text-properties style:font-name="StarSymbol"/>
      </text:list-level-style-bullet>
      <text:list-level-style-bullet text:level="5" text:style-name="Bullet_20_Symbols" style:num-suffix="." text:bullet-char="○">
        <style:list-level-properties text:space-before="6.331cm" text:min-label-width="0.635cm"/>
        <style:text-properties style:font-name="StarSymbol"/>
      </text:list-level-style-bullet>
      <text:list-level-style-bullet text:level="6" text:style-name="Bullet_20_Symbols" style:num-suffix="." text:bullet-char="■">
        <style:list-level-properties text:space-before="7.601cm" text:min-label-width="0.635cm"/>
        <style:text-properties style:font-name="StarSymbol"/>
      </text:list-level-style-bullet>
      <text:list-level-style-bullet text:level="7" text:style-name="Bullet_20_Symbols" style:num-suffix="." text:bullet-char="●">
        <style:list-level-properties text:space-before="8.871cm" text:min-label-width="0.635cm"/>
        <style:text-properties style:font-name="StarSymbol"/>
      </text:list-level-style-bullet>
      <text:list-level-style-bullet text:level="8" text:style-name="Bullet_20_Symbols" style:num-suffix="." text:bullet-char="○">
        <style:list-level-properties text:space-before="10.141cm" text:min-label-width="0.635cm"/>
        <style:text-properties style:font-name="StarSymbol"/>
      </text:list-level-style-bullet>
      <text:list-level-style-bullet text:level="9" text:style-name="Bullet_20_Symbols" style:num-suffix="." text:bullet-char="■">
        <style:list-level-properties text:space-before="11.411cm" text:min-label-width="0.635cm"/>
        <style:text-properties style:font-name="StarSymbol"/>
      </text:list-level-style-bullet>
      <text:list-level-style-bullet text:level="10" text:style-name="Bullet_20_Symbols" style:num-suffix="." text:bullet-char="●">
        <style:list-level-properties text:space-before="12.681cm" text:min-label-width="0.635cm"/>
        <style:text-properties style:font-name="StarSymbol"/>
      </text:list-level-style-bullet>
    </text:list-style>
    <text:list-style style:name="L18">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3.194cm" text:min-label-width="0.635cm"/>
        <style:text-properties style:font-name="StarSymbol"/>
      </text:list-level-style-bullet>
      <text:list-level-style-bullet text:level="3" text:style-name="Bullet_20_Symbols" style:num-suffix="." text:bullet-char="–">
        <style:list-level-properties text:space-before="4.484cm" text:min-label-width="0.635cm"/>
        <style:text-properties style:font-name="StarSymbol"/>
      </text:list-level-style-bullet>
      <text:list-level-style-bullet text:level="4" text:style-name="Bullet_20_Symbols" style:num-suffix="." text:bullet-char="–">
        <style:list-level-properties text:space-before="5.773cm" text:min-label-width="0.635cm"/>
        <style:text-properties style:font-name="StarSymbol"/>
      </text:list-level-style-bullet>
      <text:list-level-style-bullet text:level="5" text:style-name="Bullet_20_Symbols" style:num-suffix="." text:bullet-char="–">
        <style:list-level-properties text:space-before="7.063cm" text:min-label-width="0.635cm"/>
        <style:text-properties style:font-name="StarSymbol"/>
      </text:list-level-style-bullet>
      <text:list-level-style-bullet text:level="6" text:style-name="Bullet_20_Symbols" style:num-suffix="." text:bullet-char="–">
        <style:list-level-properties text:space-before="8.352cm" text:min-label-width="0.635cm"/>
        <style:text-properties style:font-name="StarSymbol"/>
      </text:list-level-style-bullet>
      <text:list-level-style-bullet text:level="7" text:style-name="Bullet_20_Symbols" style:num-suffix="." text:bullet-char="–">
        <style:list-level-properties text:space-before="9.641cm" text:min-label-width="0.635cm"/>
        <style:text-properties style:font-name="StarSymbol"/>
      </text:list-level-style-bullet>
      <text:list-level-style-bullet text:level="8" text:style-name="Bullet_20_Symbols" style:num-suffix="." text:bullet-char="–">
        <style:list-level-properties text:space-before="10.931cm" text:min-label-width="0.635cm"/>
        <style:text-properties style:font-name="StarSymbol"/>
      </text:list-level-style-bullet>
      <text:list-level-style-bullet text:level="9" text:style-name="Bullet_20_Symbols" style:num-suffix="." text:bullet-char="–">
        <style:list-level-properties text:space-before="12.22cm" text:min-label-width="0.635cm"/>
        <style:text-properties style:font-name="StarSymbol"/>
      </text:list-level-style-bullet>
      <text:list-level-style-bullet text:level="10" text:style-name="Bullet_20_Symbols" style:num-suffix="." text:bullet-char="–">
        <style:list-level-properties text:space-before="13.51cm" text:min-label-width="0.635cm"/>
        <style:text-properties style:font-name="StarSymbol"/>
      </text:list-level-style-bullet>
    </text:list-style>
    <text:list-style style:name="L19">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3.235cm" text:min-label-width="0.635cm"/>
        <style:text-properties style:font-name="StarSymbol"/>
      </text:list-level-style-bullet>
      <text:list-level-style-bullet text:level="3" text:style-name="Bullet_20_Symbols" style:num-suffix="." text:bullet-char="–">
        <style:list-level-properties text:space-before="4.565cm" text:min-label-width="0.635cm"/>
        <style:text-properties style:font-name="StarSymbol"/>
      </text:list-level-style-bullet>
      <text:list-level-style-bullet text:level="4" text:style-name="Bullet_20_Symbols" style:num-suffix="." text:bullet-char="–">
        <style:list-level-properties text:space-before="5.895cm" text:min-label-width="0.635cm"/>
        <style:text-properties style:font-name="StarSymbol"/>
      </text:list-level-style-bullet>
      <text:list-level-style-bullet text:level="5" text:style-name="Bullet_20_Symbols" style:num-suffix="." text:bullet-char="–">
        <style:list-level-properties text:space-before="7.225cm" text:min-label-width="0.635cm"/>
        <style:text-properties style:font-name="StarSymbol"/>
      </text:list-level-style-bullet>
      <text:list-level-style-bullet text:level="6" text:style-name="Bullet_20_Symbols" style:num-suffix="." text:bullet-char="–">
        <style:list-level-properties text:space-before="8.555cm" text:min-label-width="0.635cm"/>
        <style:text-properties style:font-name="StarSymbol"/>
      </text:list-level-style-bullet>
      <text:list-level-style-bullet text:level="7" text:style-name="Bullet_20_Symbols" style:num-suffix="." text:bullet-char="–">
        <style:list-level-properties text:space-before="9.885cm" text:min-label-width="0.635cm"/>
        <style:text-properties style:font-name="StarSymbol"/>
      </text:list-level-style-bullet>
      <text:list-level-style-bullet text:level="8" text:style-name="Bullet_20_Symbols" style:num-suffix="." text:bullet-char="–">
        <style:list-level-properties text:space-before="11.215cm" text:min-label-width="0.635cm"/>
        <style:text-properties style:font-name="StarSymbol"/>
      </text:list-level-style-bullet>
      <text:list-level-style-bullet text:level="9" text:style-name="Bullet_20_Symbols" style:num-suffix="." text:bullet-char="–">
        <style:list-level-properties text:space-before="12.545cm" text:min-label-width="0.635cm"/>
        <style:text-properties style:font-name="StarSymbol"/>
      </text:list-level-style-bullet>
      <text:list-level-style-bullet text:level="10" text:style-name="Bullet_20_Symbols" style:num-suffix="." text:bullet-char="–">
        <style:list-level-properties text:space-before="13.875cm" text:min-label-width="0.635cm"/>
        <style:text-properties style:font-name="StarSymbol"/>
      </text:list-level-style-bullet>
    </text:list-style>
    <text:list-style style:name="L20">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3.194cm" text:min-label-width="0.635cm"/>
        <style:text-properties style:font-name="StarSymbol"/>
      </text:list-level-style-bullet>
      <text:list-level-style-bullet text:level="3" text:style-name="Bullet_20_Symbols" style:num-suffix="." text:bullet-char="–">
        <style:list-level-properties text:space-before="4.484cm" text:min-label-width="0.635cm"/>
        <style:text-properties style:font-name="StarSymbol"/>
      </text:list-level-style-bullet>
      <text:list-level-style-bullet text:level="4" text:style-name="Bullet_20_Symbols" style:num-suffix="." text:bullet-char="–">
        <style:list-level-properties text:space-before="5.773cm" text:min-label-width="0.635cm"/>
        <style:text-properties style:font-name="StarSymbol"/>
      </text:list-level-style-bullet>
      <text:list-level-style-bullet text:level="5" text:style-name="Bullet_20_Symbols" style:num-suffix="." text:bullet-char="–">
        <style:list-level-properties text:space-before="7.063cm" text:min-label-width="0.635cm"/>
        <style:text-properties style:font-name="StarSymbol"/>
      </text:list-level-style-bullet>
      <text:list-level-style-bullet text:level="6" text:style-name="Bullet_20_Symbols" style:num-suffix="." text:bullet-char="–">
        <style:list-level-properties text:space-before="8.352cm" text:min-label-width="0.635cm"/>
        <style:text-properties style:font-name="StarSymbol"/>
      </text:list-level-style-bullet>
      <text:list-level-style-bullet text:level="7" text:style-name="Bullet_20_Symbols" style:num-suffix="." text:bullet-char="–">
        <style:list-level-properties text:space-before="9.641cm" text:min-label-width="0.635cm"/>
        <style:text-properties style:font-name="StarSymbol"/>
      </text:list-level-style-bullet>
      <text:list-level-style-bullet text:level="8" text:style-name="Bullet_20_Symbols" style:num-suffix="." text:bullet-char="–">
        <style:list-level-properties text:space-before="10.931cm" text:min-label-width="0.635cm"/>
        <style:text-properties style:font-name="StarSymbol"/>
      </text:list-level-style-bullet>
      <text:list-level-style-bullet text:level="9" text:style-name="Bullet_20_Symbols" style:num-suffix="." text:bullet-char="–">
        <style:list-level-properties text:space-before="12.22cm" text:min-label-width="0.635cm"/>
        <style:text-properties style:font-name="StarSymbol"/>
      </text:list-level-style-bullet>
      <text:list-level-style-bullet text:level="10" text:style-name="Bullet_20_Symbols" style:num-suffix="." text:bullet-char="–">
        <style:list-level-properties text:space-before="13.51cm" text:min-label-width="0.635cm"/>
        <style:text-properties style:font-name="StarSymbol"/>
      </text:list-level-style-bullet>
    </text:list-style>
    <text:list-style style:name="L21">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3.194cm" text:min-label-width="0.635cm"/>
        <style:text-properties style:font-name="StarSymbol"/>
      </text:list-level-style-bullet>
      <text:list-level-style-bullet text:level="3" text:style-name="Bullet_20_Symbols" style:num-suffix="." text:bullet-char="–">
        <style:list-level-properties text:space-before="4.484cm" text:min-label-width="0.635cm"/>
        <style:text-properties style:font-name="StarSymbol"/>
      </text:list-level-style-bullet>
      <text:list-level-style-bullet text:level="4" text:style-name="Bullet_20_Symbols" style:num-suffix="." text:bullet-char="–">
        <style:list-level-properties text:space-before="5.773cm" text:min-label-width="0.635cm"/>
        <style:text-properties style:font-name="StarSymbol"/>
      </text:list-level-style-bullet>
      <text:list-level-style-bullet text:level="5" text:style-name="Bullet_20_Symbols" style:num-suffix="." text:bullet-char="–">
        <style:list-level-properties text:space-before="7.063cm" text:min-label-width="0.635cm"/>
        <style:text-properties style:font-name="StarSymbol"/>
      </text:list-level-style-bullet>
      <text:list-level-style-bullet text:level="6" text:style-name="Bullet_20_Symbols" style:num-suffix="." text:bullet-char="–">
        <style:list-level-properties text:space-before="8.352cm" text:min-label-width="0.635cm"/>
        <style:text-properties style:font-name="StarSymbol"/>
      </text:list-level-style-bullet>
      <text:list-level-style-bullet text:level="7" text:style-name="Bullet_20_Symbols" style:num-suffix="." text:bullet-char="–">
        <style:list-level-properties text:space-before="9.641cm" text:min-label-width="0.635cm"/>
        <style:text-properties style:font-name="StarSymbol"/>
      </text:list-level-style-bullet>
      <text:list-level-style-bullet text:level="8" text:style-name="Bullet_20_Symbols" style:num-suffix="." text:bullet-char="–">
        <style:list-level-properties text:space-before="10.931cm" text:min-label-width="0.635cm"/>
        <style:text-properties style:font-name="StarSymbol"/>
      </text:list-level-style-bullet>
      <text:list-level-style-bullet text:level="9" text:style-name="Bullet_20_Symbols" style:num-suffix="." text:bullet-char="–">
        <style:list-level-properties text:space-before="12.22cm" text:min-label-width="0.635cm"/>
        <style:text-properties style:font-name="StarSymbol"/>
      </text:list-level-style-bullet>
      <text:list-level-style-bullet text:level="10" text:style-name="Bullet_20_Symbols" style:num-suffix="." text:bullet-char="–">
        <style:list-level-properties text:space-before="13.51cm" text:min-label-width="0.635cm"/>
        <style:text-properties style:font-name="StarSymbol"/>
      </text:list-level-style-bullet>
    </text:list-style>
    <text:list-style style:name="L22">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2.6cm" text:min-label-width="0.635cm"/>
        <style:text-properties style:font-name="StarSymbol"/>
      </text:list-level-style-bullet>
      <text:list-level-style-bullet text:level="3" text:style-name="Bullet_20_Symbols" style:num-suffix="." text:bullet-char="–">
        <style:list-level-properties text:space-before="3.93cm" text:min-label-width="0.635cm"/>
        <style:text-properties style:font-name="StarSymbol"/>
      </text:list-level-style-bullet>
      <text:list-level-style-bullet text:level="4" text:style-name="Bullet_20_Symbols" style:num-suffix="." text:bullet-char="–">
        <style:list-level-properties text:space-before="5.26cm" text:min-label-width="0.635cm"/>
        <style:text-properties style:font-name="StarSymbol"/>
      </text:list-level-style-bullet>
      <text:list-level-style-bullet text:level="5" text:style-name="Bullet_20_Symbols" style:num-suffix="." text:bullet-char="–">
        <style:list-level-properties text:space-before="6.59cm" text:min-label-width="0.635cm"/>
        <style:text-properties style:font-name="StarSymbol"/>
      </text:list-level-style-bullet>
      <text:list-level-style-bullet text:level="6" text:style-name="Bullet_20_Symbols" style:num-suffix="." text:bullet-char="–">
        <style:list-level-properties text:space-before="7.92cm" text:min-label-width="0.635cm"/>
        <style:text-properties style:font-name="StarSymbol"/>
      </text:list-level-style-bullet>
      <text:list-level-style-bullet text:level="7" text:style-name="Bullet_20_Symbols" style:num-suffix="." text:bullet-char="–">
        <style:list-level-properties text:space-before="9.25cm" text:min-label-width="0.635cm"/>
        <style:text-properties style:font-name="StarSymbol"/>
      </text:list-level-style-bullet>
      <text:list-level-style-bullet text:level="8" text:style-name="Bullet_20_Symbols" style:num-suffix="." text:bullet-char="–">
        <style:list-level-properties text:space-before="10.58cm" text:min-label-width="0.635cm"/>
        <style:text-properties style:font-name="StarSymbol"/>
      </text:list-level-style-bullet>
      <text:list-level-style-bullet text:level="9" text:style-name="Bullet_20_Symbols" style:num-suffix="." text:bullet-char="–">
        <style:list-level-properties text:space-before="11.91cm" text:min-label-width="0.635cm"/>
        <style:text-properties style:font-name="StarSymbol"/>
      </text:list-level-style-bullet>
      <text:list-level-style-bullet text:level="10" text:style-name="Bullet_20_Symbols" style:num-suffix="." text:bullet-char="–">
        <style:list-level-properties text:space-before="13.24cm" text:min-label-width="0.635cm"/>
        <style:text-properties style:font-name="StarSymbol"/>
      </text:list-level-style-bullet>
    </text:list-style>
    <style:style style:name="gr1" style:family="graphic">
      <style:graphic-properties draw:fill="solid" draw:fill-color="#ffffff" draw:textarea-horizontal-align="left" draw:textarea-vertical-align="top"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tyle:run-through="foreground" style:vertical-pos="from-top" style:vertical-rel="paragraph" style:horizontal-pos="from-left" style:horizontal-rel="paragraph" draw:wrap-influence-on-position="once-concurrent" style:flow-with-text="false"/>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ffff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8" style:family="graphic">
      <style:graphic-properties style:run-through="foreground"/>
    </style:style>
    <style:style style:name="gr9" style:family="graphic">
      <style:graphic-properties draw:fill="solid" draw:fill-color="#ffffff" draw:textarea-horizontal-align="left" draw:textarea-vertical-align="top" draw:auto-grow-height="false" style:run-through="foreground"/>
    </style:style>
    <style:style style:name="gr10" style:family="graphic">
      <style:graphic-properties draw:fill="solid" draw:fill-color="#ffffff" draw:textarea-horizontal-align="justify" draw:textarea-vertical-align="middle" draw:auto-grow-height="false" style:run-through="foreground"/>
    </style:style>
    <style:style style:name="gr11" style:family="graphic">
      <style:graphic-properties draw:fill="solid" draw:fill-color="#ffffff" draw:textarea-horizontal-align="justify" draw:textarea-vertical-align="middle" draw:auto-grow-height="false" style:run-through="foreground"/>
    </style:style>
    <style:style style:name="gr1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itulo : Documento Diseño GAPI.</text:p>
      <text:p text:style-name="Standard">Autor : Vicente Sirvent Orts.</text:p>
      <text:p text:style-name="P7">Revisión :<text:tab/>0.1 (18/09/2008) Vicen</text:p>
      <text:p text:style-name="P7"><text:tab/>0.2 (18/09/2008) Santi,Vicen</text:p>
      <text:p text:style-name="P7"/>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3">1- Introducción<text:tab/>2</text:p>
          <text:p text:style-name="P3">2- Arquitectura<text:tab/>2</text:p>
          <text:p text:style-name="P3">3- Casos de uso<text:tab/>3</text:p>
          <text:p text:style-name="P4">3.1- Gestión de miembros<text:tab/>3</text:p>
          <text:p text:style-name="P5">3.1.1- Se conecta correctamente un nuevo “Nodo externo”:<text:tab/>3</text:p>
          <text:p text:style-name="P5">3.1.2- Se conecta erróneamente un nuevo “Nodo externo”:<text:tab/>4</text:p>
          <text:p text:style-name="P5">3.1.3- Se conecta un nuevo “Nodo interno”:<text:tab/>4</text:p>
          <text:p text:style-name="P5">3.1.4- Se desconecta un nodo cualquiera<text:tab/>4</text:p>
          <text:p text:style-name="P4">3.2- Gestión de flujos<text:tab/>4</text:p>
          <text:p text:style-name="P5">3.2.1- La aplicación pasarela establece que un video del exterior se transmita a los nodos internos de la sesión<text:tab/>5</text:p>
          <text:p text:style-name="P5">3.2.2- La aplicación pasarela establece que un nodo externo visualice una captura de escritorio.<text:tab/>5</text:p>
          <text:p text:style-name="P5">3.2.3- La aplicación pasarela establece que un nodo externo visualice un video individual de un participante.<text:tab/>5</text:p>
          <text:p text:style-name="P5">3.2.4- La aplicación pasarela establece que un audio del exterior se transmita a los nodos internos de la sesión<text:tab/>6</text:p>
          <text:p text:style-name="P5">3.2.5- La aplicación pasarela establece que un nodo externo escuche los flujos de audio mezclados de la sesión<text:tab/>6</text:p>
          <text:p text:style-name="P3">4- GAPI<text:tab/>6</text:p>
          <text:p text:style-name="P4">4.1- Enumeradores<text:tab/>6</text:p>
          <text:p text:style-name="P4">4.2- Estructuras de datos<text:tab/>7</text:p>
          <text:p text:style-name="P5">4.2.1- CMemberInfo :<text:tab/>7</text:p>
          <text:p text:style-name="P5">4.2.2- CFlowInfo :<text:tab/>7</text:p>
          <text:p text:style-name="P5">4.2.3- CResult :<text:tab/>7</text:p>
          <text:p text:style-name="P4">4.3- Interfaz de control de miembros<text:tab/>7</text:p>
          <text:p text:style-name="P5">4.3.1- Comandos:<text:tab/>8</text:p>
          <text:p text:style-name="P6">- CResult Connect(string login, string password, CMemberInfo info) <text:tab/>8</text:p>
          <text:p text:style-name="P6">- CResult Disconnect(int ID)<text:tab/>8</text:p>
          <text:p text:style-name="P5">4.3.2- Eventos:<text:tab/>8</text:p>
          <text:p text:style-name="P6">- void AddMember(CMemberIndo info)<text:tab/>8</text:p>
          <text:p text:style-name="P6">- void DelMember(CMemberIndo info)<text:tab/>8</text:p>
          <text:p text:style-name="P4">4.4- Interfaz de control de flujos<text:tab/>8</text:p>
          <text:p text:style-name="P5">4.4.1- Comandos:<text:tab/>8</text:p>
          <text:p text:style-name="P6">- CResult SetupVideo(int ID, EvideoMode video_mode, int PT, int BW, FR, Q, Width, Height, SSRC, EGridMode grid_mode) <text:tab/>8</text:p>
          <text:p text:style-name="P6">- CResult SetupAudio(int ID, EAudioMode audio_mode,int PT,int SL,int SSRC) <text:tab/>9</text:p>
          <text:p text:style-name="P6">- CResult EnableFlow(int PT, int OrigID,int DestID)<text:tab/>9</text:p>
          <text:p text:style-name="P6">- CResult DisableFlow(int PT, int OrigID, int DestID)<text:tab/>9</text:p>
          <text:p text:style-name="P5">4.4.2- Eventos:<text:tab/>9</text:p>
          <text:p text:style-name="P6">- void ActiveFlows(hashDict&lt;int ID,CFlowInfo info&gt; flows)<text:tab/>9</text:p>
          <text:p text:style-name="P4">4.5- Interfaz de control de mensajes<text:tab/>9</text:p>
          <text:p text:style-name="P4">4.6- Interfaz de QoS<text:tab/>9</text:p>
          <text:p text:style-name="P4">4.7- Interfaz de seguridad<text:tab/>9</text:p>
          <text:p text:style-name="P3">5- Anexo A : API de la MCU<text:tab/>9</text:p>
          <text:p text:style-name="P4"><text:soft-page-break/>5.1- Primitivas de sesión<text:tab/>10</text:p>
          <text:p text:style-name="P4">5.2- Primitivas de participantes<text:tab/>10</text:p>
        </text:index-body>
      </text:table-of-content>
      <text:h text:style-name="Heading_20_1" text:outline-level="1">- Introducción</text:h>
      <text:p text:style-name="Text_20_body"><text:tab/>En este documento se detalla la arquitectura básica de la <text:span text:style-name="T1">“Pasarela de Isabel</text:span><text:span text:style-name="T4">” hacia otros protocolos de VoIP, </text:span>así como de su “Gateway API” (<text:span text:style-name="T1">GAPI</text:span>). El documento debe servir de entrada para la fase de desarrollo, donde cabe la posibilidad de detectar lagunas o fallos en el diseño que obliguen a la actualización de este documento.</text:p>
      <text:h text:style-name="Heading_20_1" text:outline-level="1">- Arquitectura</text:h>
      <text:p text:style-name="Text_20_body"><text:tab/>En una sesión de Isabel con pasarela existen los siguientes elementos:</text:p>
      <text:list text:style-name="L1">
        <text:list-item>
          <text:p text:style-name="P8"><text:span text:style-name="T2">Sesión Isabel</text:span> : conjuntos de nodos interconectados ejecutando Isabel y compartiendo una misma sesión.</text:p>
        </text:list-item>
        <text:list-item>
          <text:p text:style-name="P8"><text:span text:style-name="T2">Nodo pasarela</text:span> : Nodo que sirve como interfaz de comunicación entre la “<text:span text:style-name="T2">Sesión de Isabel</text:span>” y los “<text:span text:style-name="T2">Nodos externos</text:span>”.</text:p>
        </text:list-item>
        <text:list-item>
          <text:p text:style-name="P8"><text:span text:style-name="T2">Nodos externos</text:span> : Nodos que a través del “<text:span text:style-name="T2">Nodo pasarela</text:span>” pueden unirse, como un miembro más, en la “<text:span text:style-name="T2">Sesión Isabel</text:span>”.</text:p>
        </text:list-item>
      </text:list>
      <text:p text:style-name="Text_20_body"><text:tab/>Un “Nodo pasarela” se compone de:</text:p>
      <text:list text:style-name="L2">
        <text:list-item>
          <text:p text:style-name="P9">Pasarela genérica de Isabel.</text:p>
        </text:list-item>
        <text:list-item>
          <text:p text:style-name="P9">Aplicación pasarela.</text:p>
        </text:list-item>
      </text:list>
      <text:p text:style-name="Text_20_body"><text:tab/>El siguiente diagrama representa los elementos enumerados:</text:p>
      <text:p text:style-name="Text_20_body"><draw:custom-shape text:anchor-type="paragraph" draw:z-index="0" draw:style-name="gr1" draw:text-style-name="P32" svg:width="8.415cm" svg:height="3.89cm" svg:x="6.047cm" svg:y="0.399cm"><text:p><text:span text:style-name="T2"><text:s/></text:span><text:span text:style-name="T2">Nodo pasarela</text:span></text:p><draw:enhanced-geometry svg:viewBox="0 0 21600 21600" draw:mirror-horizontal="false" draw:mirror-vertical="false" draw:type="rectangle" draw:enhanced-path="M 0 0 L 21600 0 21600 21600 0 21600 0 0 Z N"/></draw:custom-shape><text:tab/><text:tab/></text:p>
      <text:p text:style-name="Text_20_body"><draw:g text:anchor-type="paragraph" draw:z-index="2" draw:style-name="gr3"><draw:custom-shape draw:style-name="gr4" draw:text-style-name="P35" svg:width="2.423cm" svg:height="2.419cm" svg:x="6.274cm" svg:y="0.707cm"><text:p text:style-name="P34"><text:span text:style-name="T5">Pasarela </text:span></text:p><text:p text:style-name="P34"><text:span text:style-name="T5">genérica</text:span></text:p><draw:enhanced-geometry svg:viewBox="0 0 21600 21600" draw:glue-points="10800 0 0 10800 10800 21600 21600 10800" draw:type="flowchart-process" draw:enhanced-path="M 0 0 L 21600 0 21600 21600 0 21600 0 0 Z N"/></draw:custom-shape><draw:custom-shape draw:style-name="gr5" draw:text-style-name="P36" svg:width="1.512cm" svg:height="0.608cm" svg:x="4.762cm" svg:y="1.612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4" draw:text-style-name="P35" svg:width="2.714cm" svg:height="2.096cm" svg:x="11.417cm" svg:y="0.584cm"><text:p text:style-name="P34"><text:span text:style-name="T5">Aplicación</text:span></text:p><text:p text:style-name="P34"><text:span text:style-name="T5">pasarela</text:span></text:p><draw:enhanced-geometry svg:viewBox="0 0 21600 21600" draw:glue-points="10800 0 3160 3160 0 10800 3160 18440 10800 21600 18440 18440 21600 10800 18440 3160" draw:text-areas="3180 3180 18420 18420" draw:type="flowchart-connector" draw:enhanced-path="U 10800 10800 10800 10800 0 23592960 Z N"/></draw:custom-shape><draw:custom-shape draw:style-name="gr5" draw:text-style-name="P36" svg:width="2.722cm" svg:height="0.909cm" svg:x="8.696cm" svg:y="1.311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6" draw:text-style-name="P35" svg:width="2.117cm" svg:height="1.514cm" svg:x="15.051cm" svg:y="1.007cm"><text:p text:style-name="P34"><text:span text:style-name="T5">Nodo</text:span></text:p><text:p text:style-name="P34"><text:span text:style-name="T5">externo</text:span></text:p><draw:enhanced-geometry svg:viewBox="0 0 21600 21600" draw:glue-points="10800 0 0 10800 10800 21600 21600 10800" draw:type="flowchart-process" draw:enhanced-path="M 0 0 L 21600 0 21600 21600 0 21600 0 0 Z N"/></draw:custom-shape><draw:custom-shape draw:style-name="gr5" draw:text-style-name="P36" svg:width="0.922cm" svg:height="0.606cm" svg:x="14.13cm" svg:y="1.311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7" draw:text-style-name="P35" svg:width="4.91cm" svg:height="3.266cm" svg:x="-0.092cm" svg:y="0.231cm"><text:p text:style-name="P34"><text:span text:style-name="T5">Sesión </text:span></text:p><text:p text:style-name="P34"><text:span text:style-name="T5">Isabel</text:span></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g><text:tab/></text:p>
      <text:p text:style-name="Text_20_body"><text:tab/>La “<text:span text:style-name="T2">Pasarela genérica</text:span>” se descompone a su vez en distintos módulos que interactúan entre sí:</text:p>
      <text:list text:style-name="L3">
        <text:list-item>
          <text:p text:style-name="P10"><text:span text:style-name="T2">Aplicación Isabel</text:span> :Esta aplicación se unirá a la “Sesión Isabel”. La particularidad de este participante es que su video es la captura de su escritorio y el audio es la suma de los audios de la sesión. </text:p>
        </text:list-item>
      </text:list>
      <text:list text:style-name="L4">
        <text:list-item>
          <text:p text:style-name="P11">Gateway : Módulo central que contiene y gestiona los siguientes módulos:</text:p>
          <text:list>
            <text:list-item>
              <text:p text:style-name="P11"><text:span text:style-name="T2">GAPI</text:span> : Módulo que ofrece el interfaz de comunicación con la “Aplicación pasarela”.</text:p>
            </text:list-item>
          </text:list>
        </text:list-item>
      </text:list>
      <text:list text:style-name="L5">
        <text:list-item>
          <text:p text:style-name="P12"><text:span text:style-name="T2">IsabelClient</text:span> : Este módulo es el encargado del control de la sesión, se comunicará con la “<text:span text:style-name="T2">Aplicación Isabel</text:span>”. Existirá una instancia por cliente conectado a la pasarela. Cada IsabelClient se identifica por su CMemberInfo.</text:p>
        </text:list-item>
        <text:list-item>
          <text:p text:style-name="P12"><text:span text:style-name="T3">MCUWrapper </text:span>: Este módulo es el encargado de controlar el módulo MCU.</text:p>
        </text:list-item>
        <text:list-item>
          <text:p text:style-name="P12"><text:span text:style-name="T2">MCU</text:span> : Módulo de gestión de flujos. Este módulo es el encargado de la gestión de <text:soft-page-break/>los flujos de datos.</text:p>
          <text:p text:style-name="P12"/>
        </text:list-item>
      </text:list>
      <text:p text:style-name="Text_20_body"><draw:g text:anchor-type="paragraph" draw:z-index="3" draw:style-name="gr3"><draw:g draw:style-name="gr8"><draw:g draw:style-name="gr8"><draw:g draw:style-name="gr8"><draw:custom-shape draw:style-name="gr9" draw:text-style-name="P37" svg:width="7.621cm" svg:height="3.192cm" svg:x="4.38cm" svg:y="-0.124cm"><text:p text:style-name="P33"><text:span text:style-name="T6">Gateway</text:span></text:p><draw:enhanced-geometry svg:viewBox="0 0 21600 21600" draw:type="rectangle" draw:enhanced-path="M 0 0 L 21600 0 21600 21600 0 21600 0 0 Z N"/></draw:custom-shape><draw:custom-shape draw:style-name="gr10" draw:text-style-name="P33" svg:width="2.223cm" svg:height="1.086cm" svg:x="1.258cm" svg:y="0.808cm"><text:p text:style-name="P33">Aplicación</text:p><text:p text:style-name="P33">Isabel</text:p><draw:enhanced-geometry svg:viewBox="0 0 21600 21600" draw:type="rectangle" draw:enhanced-path="M 0 0 L 21600 0 21600 21600 0 21600 0 0 Z N"/></draw:custom-shape><draw:custom-shape draw:style-name="gr10" draw:text-style-name="P33" svg:width="2.223cm" svg:height="1.086cm" svg:x="1.258cm" svg:y="4.147cm"><text:p text:style-name="P33">IRouter</text:p><draw:enhanced-geometry svg:viewBox="0 0 21600 21600" draw:type="rectangle" draw:enhanced-path="M 0 0 L 21600 0 21600 21600 0 21600 0 0 Z N"/></draw:custom-shape><draw:custom-shape draw:style-name="gr10" draw:text-style-name="P33" svg:width="2.223cm" svg:height="1.086cm" svg:x="4.751cm" svg:y="0.781cm"><text:p text:style-name="P33">Isabel Client</text:p><draw:enhanced-geometry svg:viewBox="0 0 21600 21600" draw:type="rectangle" draw:enhanced-path="M 0 0 L 21600 0 21600 21600 0 21600 0 0 Z N"/></draw:custom-shape><draw:custom-shape draw:style-name="gr10" draw:text-style-name="P33" svg:width="6.695cm" svg:height="1.086cm" svg:x="5.28cm" svg:y="4.115cm"><text:p text:style-name="P33">MCU</text:p><draw:enhanced-geometry svg:viewBox="0 0 21600 21600" draw:type="rectangle" draw:enhanced-path="M 0 0 L 21600 0 21600 21600 0 21600 0 0 Z N"/></draw:custom-shape><draw:custom-shape draw:style-name="gr11" svg:width="1.049cm" svg:height="1.049cm" draw:transform="rotate (1.5707963267946) translate (7.50005555555556cm 4.11515277777778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1" svg:width="1.271cm" svg:height="0.795cm" svg:x="3.481cm" svg:y="0.956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1" svg:width="2.255cm" svg:height="1.049cm" draw:transform="rotate (1.5707963267946) translate (1.78505555555556cm 4.14513888888889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1" svg:width="1.8cm" svg:height="0.795cm" svg:x="3.481cm" svg:y="4.305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1" svg:width="2.488cm" svg:height="0.927cm" svg:x="11.471cm" svg:y="0.347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0" draw:text-style-name="P33" svg:width="2.752cm" svg:height="4.059cm" svg:x="13.958cm" svg:y="-0.166cm"><text:p text:style-name="P33">Aplicación </text:p><text:p text:style-name="P33">pasarela</text:p><draw:enhanced-geometry svg:viewBox="0 0 21600 21600" draw:type="rectangle" draw:enhanced-path="M 0 0 L 21600 0 21600 21600 0 21600 0 0 Z N"/></draw:custom-shape><draw:custom-shape draw:style-name="gr11" svg:width="2.514cm" svg:height="0.715cm" svg:x="11.974cm" svg:y="4.343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draw:custom-shape draw:style-name="gr10" draw:text-style-name="P33" svg:width="2.223cm" svg:height="1.086cm" svg:x="5.121cm" svg:y="0.554cm"><text:p text:style-name="P33">Isabel Client</text:p><draw:enhanced-geometry svg:viewBox="0 0 21600 21600" draw:type="rectangle" draw:enhanced-path="M 0 0 L 21600 0 21600 21600 0 21600 0 0 Z N"/></draw:custom-shape></draw:g><draw:custom-shape draw:style-name="gr10" draw:text-style-name="P33" svg:width="1.906cm" svg:height="1.44cm" svg:x="9.566cm" svg:y="0.146cm"><text:p text:style-name="P33">GAPI</text:p><draw:enhanced-geometry svg:viewBox="0 0 21600 21600" draw:type="rectangle" draw:enhanced-path="M 0 0 L 21600 0 21600 21600 0 21600 0 0 Z N"/></draw:custom-shape></draw:g><draw:custom-shape draw:style-name="gr10" draw:text-style-name="P33" svg:width="3.361cm" svg:height="1.086cm" svg:x="6.761cm" svg:y="1.982cm"><text:p text:style-name="P33">MCUWrapper</text:p><draw:enhanced-geometry svg:viewBox="0 0 21600 21600" draw:type="rectangle" draw:enhanced-path="M 0 0 L 21600 0 21600 21600 0 21600 0 0 Z N"/></draw:custom-shape></draw:g></text:p>
      <text:p text:style-name="Text_20_body"><text:tab/></text:p>
      <text:p text:style-name="Text_20_body"/>
      <text:p text:style-name="Text_20_body"/>
      <text:p text:style-name="Text_20_body"><draw:custom-shape text:anchor-type="paragraph" draw:z-index="4" draw:style-name="gr12" svg:width="0.08cm" svg:height="0.003cm" svg:x="4.142cm" svg:y="0.146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Text_20_body"/>
      <text:p text:style-name="Text_20_body"><draw:custom-shape text:anchor-type="paragraph" draw:z-index="1" draw:style-name="gr2" draw:text-style-name="P33" svg:width="2.461cm" svg:height="0.943cm" svg:x="14.487cm" svg:y="0.152cm"><text:p text:style-name="P33">Hacia nodos </text:p><text:p text:style-name="P33">externos...</text:p><draw:enhanced-geometry svg:viewBox="0 0 21600 21600" draw:type="rectangle" draw:enhanced-path="M 0 0 L 21600 0 21600 21600 0 21600 0 0 Z N"/></draw:custom-shape></text:p>
      <text:p text:style-name="Text_20_body"/>
      <text:p text:style-name="Text_20_body"/>
      <text:p text:style-name="Text_20_body"><text:tab/>Las relaciones entre los módulos es la siguiente:</text:p>
      <text:list text:style-name="L6">
        <text:list-item>
          <text:p text:style-name="P13">El “Gateway” contiene tantos “IsabelClient” como miembros externos estén unidos a la sesión. Los comandos de sesión se realiza a través de estos módulos, <text:s/>la recepción de eventos se realizan a través un “IsabelClientListener” que se le pasa al módulo.</text:p>
        </text:list-item>
        <text:list-item>
          <text:p text:style-name="P13">El “Gateway” contiene un módulo “GAPI” a través del cual la “Aplicación pasarela” envía comandos y recibe eventos.</text:p>
        </text:list-item>
        <text:list-item>
          <text:p text:style-name="P13">Dependiendo de los eventos recibidos por los “IsabelClient” y de los comandos recibidos a través del GAPI, el “Gateway” tendrá que configurar la “MCU” a través del “MCUWrapper”.</text:p>
        </text:list-item>
        <text:list-item>
          <text:p text:style-name="P13">Los flujos de datos viajan por la “MCU”.</text:p>
        </text:list-item>
      </text:list>
      <text:h text:style-name="Heading_20_1" text:outline-level="1">- Casos de uso</text:h>
      <text:p text:style-name="Text_20_body"><text:tab/>En este apartado estudiamos los casos de uso principales de la pasarela. Los actores principales de estos casos de uso son : </text:p>
      <text:list text:style-name="L7">
        <text:list-item>
          <text:p text:style-name="P14">Nodos internos.</text:p>
        </text:list-item>
        <text:list-item>
          <text:p text:style-name="P14">Aplicación pasarela.</text:p>
        </text:list-item>
        <text:list-item>
          <text:p text:style-name="P14">MCU.</text:p>
        </text:list-item>
        <text:list-item>
          <text:p text:style-name="P14">Aplicación pasarela.</text:p>
        </text:list-item>
        <text:list-item>
          <text:p text:style-name="P14">Nodos externos.</text:p>
        </text:list-item>
      </text:list>
      <text:h text:style-name="Heading_20_2" text:outline-level="2">- Gestión de miembros</text:h>
      <text:p text:style-name="Text_20_body"><text:tab/>En este apartado se comentan los casos de uso existentes en cuanto a la gestión de miembros.</text:p>
      <text:h text:style-name="Heading_20_3" text:outline-level="3">- Se conecta correctamente un nuevo “Nodo externo”:</text:h>
      <text:p text:style-name="Text_20_body"><text:tab/>1- “Aplicación pasarela” llama a “CResult GAPI::Connect(string login, string password, CMemberInfo info)”.</text:p>
      <text:list text:style-name="L8">
        <text:list-item>
          <text:p text:style-name="P15">Se envía petición de conexión a través de IsabelClient::connect(id,name). </text:p>
        </text:list-item>
        <text:list-item>
          <text:p text:style-name="P15">Cuando se recibe evento de nuevo cliente (IsabelClientListener::SiteReady):</text:p>
          <text:list>
            <text:list-item>
              <text:p text:style-name="P15"><text:soft-page-break/>Se añade a la lista de participantes el CMemberInfo.</text:p>
            </text:list-item>
            <text:list-item>
              <text:p text:style-name="P15">Se informa del participante a través de “GAPI::AddMember(CMemberInfo)”</text:p>
            </text:list-item>
            <text:list-item>
              <text:p text:style-name="P15">Se añade el participante a la MCU.</text:p>
            </text:list-item>
          </text:list>
        </text:list-item>
      </text:list>
      <text:p text:style-name="Text_20_body"><text:tab/>En este punto, el participante se encuentra conectado a la sesión y está creado en la MCU, pero no recibiría flujos, ya que no está configurado en la MCU.</text:p>
      <text:h text:style-name="Heading_20_3" text:outline-level="3">- Se conecta erróneamente un nuevo “Nodo externo”:</text:h>
      <text:p text:style-name="Text_20_body"><text:tab/>1- Llamada a GAPI: CResult Connect(string login, string password, CMemberInfo info).</text:p>
      <text:list text:style-name="L8">
        <text:list-item text:start-value="1">
          <text:p text:style-name="P15">Se envía petición de conexión a través de IsabelClient::connect(). </text:p>
        </text:list-item>
        <text:list-item>
          <text:p text:style-name="P15">Cuando se recibe evento de nuevo cliente (IsabelClientListener::SiteReady):</text:p>
          <text:list>
            <text:list-item>
              <text:p text:style-name="P15">Se comprueba que el ID asignado es -1</text:p>
            </text:list-item>
            <text:list-item>
              <text:p text:style-name="P15">Se informa del participante a través de “GAPI::AddMember(CMemberInfo)” del resultado erróneo de la petición mediante el CMemberInfo::ID = -1.</text:p>
            </text:list-item>
          </text:list>
        </text:list-item>
      </text:list>
      <text:p text:style-name="Text_20_body"/>
      <text:h text:style-name="Heading_20_3" text:outline-level="3">- Se conecta un nuevo “Nodo interno”:</text:h>
      <text:p text:style-name="Text_20_body"><text:tab/>1- Se recibe evento IsabelClientListener::NewIsabelSite().</text:p>
      <text:list text:style-name="L8">
        <text:list-item text:start-value="1">
          <text:p text:style-name="P15">Se rellena estructura CMemberInfo con la información proporcionada por NewIsabelSite(), el resto de valores son fijos:</text:p>
          <text:list>
            <text:list-item>
              <text:p text:style-name="P15">IP : 127.0.0.1</text:p>
            </text:list-item>
            <text:list-item>
              <text:p text:style-name="P15">Lista de puertos cableada de Isabel.</text:p>
            </text:list-item>
          </text:list>
        </text:list-item>
        <text:list-item>
          <text:p text:style-name="P15">Se añade a la lista de participantes.</text:p>
        </text:list-item>
        <text:list-item>
          <text:p text:style-name="P15">Se informa del nuevo participante a través de “GAPI::AddMember(CMemberInfo)”.</text:p>
        </text:list-item>
        <text:list-item>
          <text:p text:style-name="P15">Se añade al participante a la MCU.</text:p>
          <text:p text:style-name="P15"><text:tab/></text:p>
        </text:list-item>
      </text:list>
      <text:h text:style-name="Heading_20_3" text:outline-level="3">- Se desconecta un nodo cualquiera</text:h>
      <text:p text:style-name="Text_20_body"><text:tab/>1 – Mediante “IsabelClientListener::siteDisconnection” o “GAPI::Disconnect(int ID)” se obtiene el identificador del participante que se desea desconectar.</text:p>
      <text:list text:style-name="L9">
        <text:list-item>
          <text:p text:style-name="P16">Se busca el participante por su identificador.</text:p>
        </text:list-item>
        <text:list-item>
          <text:p text:style-name="P16">Si se encuentra, se llama a la funcion “IsabelClient::disconnect()”</text:p>
        </text:list-item>
        <text:list-item>
          <text:p text:style-name="P16">Se espera evento de desconexión (IsabelClient::siteDisconnection)</text:p>
        </text:list-item>
        <text:list-item>
          <text:p text:style-name="P16">Se informa a través de GAPI::DelMember(CMemberInfo)</text:p>
        </text:list-item>
        <text:list-item>
          <text:p text:style-name="P16">Se elimina el participante de la MCU.</text:p>
        </text:list-item>
      </text:list>
      <text:p text:style-name="Text_20_body"/>
      <text:h text:style-name="Heading_20_2" text:outline-level="2">- Gestión de flujos</text:h>
      <text:p text:style-name="Text_20_body"><text:tab/>En este apartado se describen los casos de uso que se refieren a la gestión de flujos. El único actor que genera este tipo de casos de uso es la “Aplicación pasarela” que es la que debe configurar qué flujos que desea ver en cada momento. Los flujos de video se pueden configurar en dos sentidos <text:soft-page-break/>, <text:s/>desde nodos externos a nodos internos y viceversa.</text:p>
      <text:h text:style-name="P2" text:outline-level="3">- La aplicación pasarela establece que un video del exterior se transmita a los nodos internos de la sesión</text:h>
      <text:p text:style-name="P1"><text:tab/>1- La “Aplicación pasarela” llama a “GAPI::EnableFlow(int PT, in OrigID, int DestID).</text:p>
      <text:p text:style-name="P1"><text:tab/><text:tab/>- PT es el codec de video que envía el “Nodo externo”</text:p>
      <text:p text:style-name="P1"><text:tab/><text:tab/>- OrigID es el ID del “Nodo externo”</text:p>
      <text:p text:style-name="P1"><text:tab/><text:tab/>- DestID es el ID del “Gateway”</text:p>
      <text:p text:style-name="P1"><text:tab/>2- El “Gateway” comprueba que el PT pertenece a un formato de video (get_video_codecs())</text:p>
      <text:p text:style-name="P1"><text:tab/>3- El “Gateway” configura la MCU para que retransmita los flujos que reciba de dicho participante con el PT seleccionado al Irouter de la sesión ISABEL que corre en la pasarela (receive_video()). </text:p>
      <text:p text:style-name="P1"><text:tab/>NOTA : Los flujos que provienen de nodos externos son compatibles con ISABEL. </text:p>
      <text:h text:style-name="Heading_20_3" text:outline-level="3">- La aplicación pasarela establece que un nodo externo visualice una captura de escritorio.</text:h>
      <text:p text:style-name="Text_20_body"><text:tab/> <text:s/>0- (Opcional) La “Aplicacióm pasarela” llama a “GAPI::SetupVideo” y configura el tipo de flujo que desea que se envíe al “Nodo externo”.</text:p>
      <text:p text:style-name="P1"><text:tab/>1- La “Aplicación pasarela” llama a “GAPI::EnableFlow(int PT, in OrigID, int DestID).</text:p>
      <text:p text:style-name="P1"><text:tab/><text:tab/>- PT es el codec de video que envía el “Gateway”</text:p>
      <text:p text:style-name="P1"><text:tab/><text:tab/>- OrigID es el ID del “Gateway”</text:p>
      <text:p text:style-name="P1"><text:tab/><text:tab/>- DestID es el ID del “Nodo externo”</text:p>
      <text:p text:style-name="P1"><text:tab/>2- El “Gateway” comprueba que el PT pertenece a un formato de video (get_video_codecs())</text:p>
      <text:p text:style-name="P1"><text:tab/>3- El “Gateway” configura la MCU para que retransmita los flujos que reciba de la sesión Isabel que corre en el “Gateway”, que se encuentra capturando el escritorio, al “Nodo externo” seleccionado.(receive_video())</text:p>
      <text:h text:style-name="Heading_20_3" text:outline-level="3">- La aplicación pasarela establece que un nodo externo visualice un video individual de un participante.</text:h>
      <text:p text:style-name="Text_20_body"><text:tab/> <text:s/>0- (Opcional) La “Aplicacióm pasarela” llama a “GAPI::SetupVideo” y configura el tipo de flujo que desea que se envíe al “Nodo externo”.</text:p>
      <text:p text:style-name="P1"><text:tab/>1- La “Aplicación pasarela” llama a “GAPI::EnableFlow(int PT, in OrigID, int DestID).</text:p>
      <text:p text:style-name="P1"><text:tab/><text:tab/>- PT es el codec de video que envía el “Gateway”</text:p>
      <text:p text:style-name="P1"><text:tab/><text:tab/>- OrigID es el ID del “Gateway”</text:p>
      <text:p text:style-name="P1"><text:tab/><text:tab/>- DestID es el ID del “Nodo externo”</text:p>
      <text:p text:style-name="P1"><text:tab/>2- El “Gateway” comprueba que el PT pertenece a un formato de video (get_video_codecs())</text:p>
      <text:p text:style-name="P1"><text:tab/>3- El “Gateway” configura la MCU para que retransmita los flujos que reciba del “Nodo interno” seleccionado al “Nodo externo” seleccionado.(receive_video())</text:p>
      <text:h text:style-name="P2" text:outline-level="3"><text:soft-page-break/>- La aplicación pasarela establece que un audio del exterior se transmita a los nodos internos de la sesión</text:h>
      <text:p text:style-name="P1"><text:tab/>1- La “Aplicación pasarela” llama a “GAPI::EnableFlow(int PT, in OrigID, int DestID).</text:p>
      <text:p text:style-name="P1"><text:tab/><text:tab/>- PT es el codec de video que envía el “Nodo externo”</text:p>
      <text:p text:style-name="P1"><text:tab/><text:tab/>- OrigID es el ID del “Nodo externo”</text:p>
      <text:p text:style-name="P1"><text:tab/><text:tab/>- DestID es el ID del “Gateway”</text:p>
      <text:p text:style-name="P1"><text:tab/>2- El “Gateway” comprueba que el PT pertenece a un formato de audio (get_audio_codecs())</text:p>
      <text:p text:style-name="P1"><text:tab/>3- El “Gateway” configura la MCU para que retransmita los flujos que reciba de dicho participante con el PT seleccionado al Irouter de la sesión ISABEL que corre en la pasarela (receive_audio()). </text:p>
      <text:p text:style-name="P1"><text:tab/>NOTA : Los flujos que provienen de nodos externos son compatibles con ISABEL. </text:p>
      <text:h text:style-name="Heading_20_3" text:outline-level="3">- La aplicación pasarela establece que un nodo externo escuche los flujos de audio mezclados de la sesión</text:h>
      <text:p text:style-name="Text_20_body"><text:tab/> <text:s/>0- (Opcional) La “Aplicacióm pasarela” llama a “GAPI::SetupVideo” y configura el tipo de flujo que desea que se envíe al “Nodo externo”.</text:p>
      <text:p text:style-name="P1"><text:tab/>1- La “Aplicación pasarela” llama a “GAPI::EnableFlow(int PT, in OrigID, int DestID).</text:p>
      <text:p text:style-name="P1"><text:tab/><text:tab/>- PT es el codec de video que envía el “Gateway”</text:p>
      <text:p text:style-name="P1"><text:tab/><text:tab/>- OrigID es el ID del “Gateway”</text:p>
      <text:p text:style-name="P1"><text:tab/><text:tab/>- DestID es el ID del “Nodo externo”</text:p>
      <text:p text:style-name="P1"><text:tab/>2- El “Gateway” comprueba que el PT pertenece a un formato de video (get_video_codecs())</text:p>
      <text:p text:style-name="P1"><text:tab/>3- El “Gateway” configura la MCU para que retransmita los flujos que reciba de la sesión Isabel que corre en el “Gateway”, que se encuentra capturando el escritorio, al “Nodo externo” seleccionado.(receive_video())</text:p>
      <text:h text:style-name="Heading_20_1" text:outline-level="1">- GAPI</text:h>
      <text:p text:style-name="Text_20_body"><text:tab/>En una primera aproximación, GAPI se ofrecerá como librería JAVA, posteriormente se ofrecerán otros canales de comunicación con el fin de que la aplicación <text:s/>pasarela pueda ser desarrollada con un lenguaje independiente.</text:p>
      <text:p text:style-name="Text_20_body"><text:tab/>La clase “<text:span text:style-name="T1">CGAPI</text:span><text:span text:style-name="T4">”</text:span> <text:s/>será la encargada de ofrecer el interfaz de comandos. Mediante su API público, la aplicación de pasarela podrá enviar <text:span text:style-name="T4">comandos</text:span>, y mediante “Callbacks” recibirá eventos a través de la clase “<text:span text:style-name="T1">CGAPIListener</text:span>”.</text:p>
      <text:h text:style-name="Heading_20_2" text:outline-level="2">- Enumeradores</text:h>
      <text:list text:style-name="L10">
        <text:list-item>
          <text:p text:style-name="P17"><text:span text:style-name="T1">EVideoMode </text:span><text:span text:style-name="T4">:</text:span></text:p>
          <text:list>
            <text:list-item>
              <text:list>
                <text:list-item>
                  <text:p text:style-name="P18">SWITCH_MODE : Video individual.</text:p>
                </text:list-item>
                <text:list-item>
                  <text:p text:style-name="P18">GRID_MODE : Mosaico de videos.</text:p>
                </text:list-item>
                <text:list-item>
                  <text:p text:style-name="P18">SHARED_GRID_MODE : Mosaico único de vídeos (compartido por varios participantes).</text:p>
                </text:list-item>
              </text:list>
            </text:list-item>
          </text:list>
        </text:list-item>
      </text:list>
      <text:list text:style-name="L11">
        <text:list-item>
          <text:p text:style-name="P22"><text:soft-page-break/>EGridMode :</text:p>
          <text:list>
            <text:list-item>
              <text:list>
                <text:list-item>
                  <text:p text:style-name="P19">GRID_AUTO</text:p>
                </text:list-item>
                <text:list-item>
                  <text:p text:style-name="P19">GRID_BORDER</text:p>
                </text:list-item>
                <text:list-item>
                  <text:p text:style-name="P19">GRID_BORDER_TR</text:p>
                </text:list-item>
                <text:list-item>
                  <text:p text:style-name="P19">GRID_CIRCLE</text:p>
                </text:list-item>
                <text:list-item>
                  <text:p text:style-name="P19">GRID_PIP </text:p>
                </text:list-item>
              </text:list>
            </text:list-item>
          </text:list>
        </text:list-item>
      </text:list>
      <text:h text:style-name="Heading_20_2" text:outline-level="2">- Estructuras de datos</text:h>
      <text:h text:style-name="Heading_20_3" text:outline-level="3"><text:span text:style-name="T1">- CMemberInfo </text:span><text:span text:style-name="T4">:</text:span></text:h>
      <text:list text:style-name="L12">
        <text:list-header>
          <text:p text:style-name="P29">Clase donde se encuentra toda la información de un miembro (independiente del lado de la pasarela donde se encuentre). La información que se almacena es la siguiente:</text:p>
        </text:list-header>
      </text:list>
      <text:list text:style-name="L13">
        <text:list-item>
          <text:p text:style-name="P23">int ID : Identificador de participante.</text:p>
        </text:list-item>
        <text:list-item>
          <text:p text:style-name="P23">String Name : Nombre del participante.</text:p>
        </text:list-item>
        <text:list-item>
          <text:p text:style-name="P23">String <text:s/>IP : Dirección IP del participante.</text:p>
        </text:list-item>
        <text:list-item>
          <text:p text:style-name="P23">Set&lt;CFlowInfo&gt; : Lista de información de los flujos que maneja el participante.</text:p>
        </text:list-item>
      </text:list>
      <text:p text:style-name="Text_20_body"><text:tab/>NOTA : Los nodos internos de la sesión tendrán como IP “127.0.0.1” y puertos estándares de Isabel, se diferenciarán del resto de los clientes por el ID.</text:p>
      <text:h text:style-name="Heading_20_3" text:outline-level="3"><text:span text:style-name="T1">- CFlowInfo</text:span><text:span text:style-name="T4"> :</text:span></text:h>
      <text:list text:style-name="L14">
        <text:list-header>
          <text:p text:style-name="P30">Clase donde se encuentra toda la información relacionada con un flujo de datos:</text:p>
        </text:list-header>
      </text:list>
      <text:list text:style-name="L15">
        <text:list-item>
          <text:list>
            <text:list-item>
              <text:list>
                <text:list-item>
                  <text:p text:style-name="P31">int PT : Identificador de payload RTP.</text:p>
                </text:list-item>
                <text:list-item>
                  <text:p text:style-name="P31">int localPort : Puerto local donde la MCU recibe los flujos.</text:p>
                </text:list-item>
                <text:list-item>
                  <text:p text:style-name="P31">int remotePort : Puerto remoto donde el “Nodo exterior” recibe los flujos.</text:p>
                </text:list-item>
                <text:list-item>
                  <text:p text:style-name="P31">int BW : Ancho de banda en bps.</text:p>
                </text:list-item>
              </text:list>
            </text:list-item>
          </text:list>
        </text:list-item>
      </text:list>
      <text:h text:style-name="Heading_20_3" text:outline-level="3"><text:span text:style-name="T1">- CResult </text:span><text:span text:style-name="T4">:</text:span></text:h>
      <text:list text:style-name="L16">
        <text:list-header>
          <text:p text:style-name="P20">Clase para la gestión de valores de retorno. Ofrece métodos para saber si la operación se ha realizado correctamente y en caso de error ofrece códigos de error y la descripción del error.</text:p>
        </text:list-header>
      </text:list>
      <text:list text:style-name="L17">
        <text:list-item>
          <text:p text:style-name="P21">Bool Succedded() : devuelve true si la operación se realizó con éxito.</text:p>
        </text:list-item>
        <text:list-item>
          <text:p text:style-name="P21">String GetResultString() : devuelve un string donde se devuelve en formato texto el resultado de la operación (OK, Login error, ...).</text:p>
        </text:list-item>
        <text:list-item>
          <text:p text:style-name="P21">String GetResultDescription() : devuelve un string donde se describe el resultado.</text:p>
        </text:list-item>
      </text:list>
      <text:p text:style-name="Text_20_body"/>
      <text:h text:style-name="Heading_20_2" text:outline-level="2">- Interfaz de control de miembros</text:h>
      <text:p text:style-name="Text_20_body"><text:tab/>Mediante estos comandos se gestionan los miembros conectados a la sesión de ISABEL. Hay que tener en cuenta que existe un miembro que representa el “Gateway”, cuyo video es la captura del escritorio y audio es la suma de los audios.</text:p>
      <text:h text:style-name="Heading_20_3" text:outline-level="3"><text:soft-page-break/>- Comandos:</text:h>
      <text:h text:style-name="Heading_20_4" text:outline-level="4">- CResult Connect(string login, string password, CMemberInfo info) </text:h>
      <text:p text:style-name="Text_20_body"><text:tab/>Descripción : Conecta un “Nodo externo” a la sesión. </text:p>
      <text:p text:style-name="Text_20_body"><text:tab/>Parámetros : </text:p>
      <text:list text:style-name="L18">
        <text:list-item>
          <text:p text:style-name="P24">login : nombre de usuario.</text:p>
        </text:list-item>
        <text:list-item>
          <text:p text:style-name="P24">password : clave de usuario.</text:p>
        </text:list-item>
        <text:list-item>
          <text:p text:style-name="P24">info : información de usuario.</text:p>
        </text:list-item>
      </text:list>
      <text:h text:style-name="Heading_20_4" text:outline-level="4">- CResult Disconnect(int ID)</text:h>
      <text:p text:style-name="Text_20_body"><text:tab/>Descripción : Desconecta un “Nodo externo” de la sesión.</text:p>
      <text:p text:style-name="Text_20_body"><text:tab/>Parámetros:</text:p>
      <text:list text:style-name="L19">
        <text:list-item>
          <text:p text:style-name="P25">ID : identificador de usuario.</text:p>
        </text:list-item>
      </text:list>
      <text:h text:style-name="Heading_20_3" text:outline-level="3">- Eventos:</text:h>
      <text:h text:style-name="Heading_20_4" text:outline-level="4">- void AddMember(CMemberIndo info)</text:h>
      <text:p text:style-name="Text_20_body"><text:tab/>Descripción : Este evento se recibe cada vez que un nuevo miembro, ya sea externo o interno, se une a la sesión.</text:p>
      <text:p text:style-name="Text_20_body"><text:tab/>Parámetros : </text:p>
      <text:list text:style-name="L20">
        <text:list-item>
          <text:p text:style-name="P26">info : información de usuario.</text:p>
        </text:list-item>
      </text:list>
      <text:h text:style-name="Heading_20_4" text:outline-level="4">- void DelMember(CMemberIndo info)</text:h>
      <text:p text:style-name="Text_20_body"><text:tab/>Descripción : Este evento se recibe cuando un miembro deja la sesión.</text:p>
      <text:p text:style-name="Text_20_body"><text:tab/>Parámetros : </text:p>
      <text:list text:style-name="L21">
        <text:list-item>
          <text:p text:style-name="P27">info : información de usuario.</text:p>
        </text:list-item>
      </text:list>
      <text:h text:style-name="Heading_20_2" text:outline-level="2">- Interfaz de control de flujos</text:h>
      <text:h text:style-name="Heading_20_3" text:outline-level="3">- Comandos:</text:h>
      <text:h text:style-name="Heading_20_4" text:outline-level="4">- CResult SetupVideo(int ID, EvideoMode video_mode, int PT, int BW, FR, Q, Width, Height, SSRC, EGridMode grid_mode) </text:h>
      <text:p text:style-name="Text_20_body"><text:tab/>Mediante este comando establecemos el formato de video que queremos que reciba el participante identificado por “ID”. Esta llamada es opcional, si no se utiliza simplemente se transmiten los flujos de video sin ninguna modificación.</text:p>
      <text:list text:style-name="L22">
        <text:list-item>
          <text:p text:style-name="P28">video_mode : Modo de video.</text:p>
        </text:list-item>
        <text:list-item>
          <text:p text:style-name="P28">PT : Codec de video que desea recibir. (-1 para cualquiera)</text:p>
        </text:list-item>
        <text:list-item>
          <text:p text:style-name="P28">BW : Ancho de banda máximo del flujo (-1 para cualquiera)</text:p>
        </text:list-item>
        <text:list-item>
          <text:p text:style-name="P28">FR : Imágenes por segundo (-1 para cualquiera)</text:p>
        </text:list-item>
        <text:list-item>
          <text:p text:style-name="P28">Q : Factor de calidad (-1 para cualquiera)</text:p>
        </text:list-item>
        <text:list-item>
          <text:p text:style-name="P28"><text:soft-page-break/>Width : Ancho de la imagen (-1 para cualquiera)</text:p>
        </text:list-item>
        <text:list-item>
          <text:p text:style-name="P28">Height : Alto de la imagen (-1 para cualquiera)</text:p>
        </text:list-item>
        <text:list-item>
          <text:p text:style-name="P28">SSRC : Canal SSRC del flujo RTP resultante de la suma de flujos (-1 <text:s/>lo establece la pasarela de forma aleatoria)</text:p>
        </text:list-item>
        <text:list-item>
          <text:p text:style-name="P28">grid_mode : Modo de mosaico (solo se tiene en cuenta si video_mode = GRID_MODE).</text:p>
        </text:list-item>
      </text:list>
      <text:h text:style-name="Heading_20_4" text:outline-level="4">- CResult SetupAudio(int ID, EAudioMode audio_mode,int PT,int SL,int SSRC) </text:h>
      <text:p text:style-name="Text_20_body"><text:tab/>Mediante este comando establecemos el formato de audio que queremos que reciba el participante identificado por “ID”. Esta llamada es opcional, si no se utiliza simplemente se transmiten los flujos de audio sin ninguna modificación.</text:p>
      <text:list text:style-name="L22">
        <text:list-item text:start-value="1">
          <text:p text:style-name="P28">audio_mode : Modo de audio.</text:p>
        </text:list-item>
        <text:list-item>
          <text:p text:style-name="P28">PT : Codec de audio que desea recibir. (-1 para cualquiera)</text:p>
        </text:list-item>
        <text:list-item>
          <text:p text:style-name="P28">SL : Nivel de potencia para el detector de silencios (-1 desactivado)</text:p>
        </text:list-item>
        <text:list-item>
          <text:p text:style-name="P28">SSRC : Canal SSRC del flujo RTP resultante de la suma de flujos (-1 lo establece la pasarela de forma aleatoria)</text:p>
        </text:list-item>
      </text:list>
      <text:h text:style-name="Heading_20_4" text:outline-level="4">- CResult EnableFlow(int PT, int OrigID,int DestID)</text:h>
      <text:p text:style-name="Text_20_body"><text:tab/>Se envía el flujo con Payload “PT” que se reciba desde “OrigID” a “DestID”.</text:p>
      <text:h text:style-name="Heading_20_4" text:outline-level="4">- CResult DisableFlow(int PT, int OrigID, int DestID)</text:h>
      <text:p text:style-name="Text_20_body"><text:tab/>Se bloquea el envío de flujo con Payload “PT” desde “OrigID” a “DestID”.</text:p>
      <text:h text:style-name="Heading_20_3" text:outline-level="3">- Eventos:</text:h>
      <text:h text:style-name="Heading_20_4" text:outline-level="4">- void ActiveFlows(hashDict&lt;int,Set&lt;CFlowInfo&gt;&gt; flows)</text:h>
      <text:p text:style-name="Text_20_body"><text:tab/>Mediante este evento se informa a la “Aplicación pasarela” los flujos que se encuentran activos a nivel de control. De esta manera, la “Aplicación pasarela” puede establecer que flujos desea redireccionar hacia los “Nodos externos”.</text:p>
      <text:h text:style-name="Heading_20_2" text:outline-level="2">- Interfaz de control de mensajes</text:h>
      <text:p text:style-name="Text_20_body"><text:tab/>Pendiente para versiones posteriores de la pasarela.</text:p>
      <text:h text:style-name="Heading_20_2" text:outline-level="2">- Interfaz de QoS</text:h>
      <text:p text:style-name="Text_20_body"><text:tab/>Pendiente para versiones posteriores de la pasarela.</text:p>
      <text:h text:style-name="Heading_20_2" text:outline-level="2">- Interfaz de seguridad</text:h>
      <text:p text:style-name="Text_20_body"><text:tab/>Pendiente para versiones posteriores de la pasarela.</text:p>
      <text:h text:style-name="Heading_20_1" text:outline-level="1">- Anexo A : API de la MCU</text:h>
      <text:p text:style-name="Text_20_body"/>
      <text:h text:style-name="Heading_20_2" text:outline-level="2"><text:soft-page-break/>- Primitivas de sesión</text:h>
      <text:p text:style-name="Text_20_body"/>
      <text:p text:style-name="Text_20_body">- create_session(ID_sesion):</text:p>
      <text:p text:style-name="Text_20_body"><text:tab/>o Descripcion:</text:p>
      <text:p text:style-name="Text_20_body"><text:s text:c="10"/>Crea una sesion.</text:p>
      <text:p text:style-name="Text_20_body"><text:tab/>o Parametros:</text:p>
      <text:p text:style-name="Text_20_body"><text:tab/><text:tab/>o IDsession: nº de sesion.</text:p>
      <text:p text:style-name="Text_20_body"><text:tab/>o Retorna:</text:p>
      <text:p text:style-name="Text_20_body"><text:tab/><text:tab/>o OK</text:p>
      <text:p text:style-name="Text_20_body"><text:tab/><text:tab/>o ERROR: [tipo de error]</text:p>
      <text:p text:style-name="Text_20_body"/>
      <text:p text:style-name="Text_20_body">- remove_session(ID_session):</text:p>
      <text:p text:style-name="Text_20_body"><text:tab/>o Descripcion: Elimina una sesion.</text:p>
      <text:p text:style-name="Text_20_body"><text:tab/>o Parametros:</text:p>
      <text:p text:style-name="Text_20_body"><text:tab/><text:tab/>o IDsession: nº de sesion.</text:p>
      <text:p text:style-name="Text_20_body"><text:tab/>o Retorna:</text:p>
      <text:p text:style-name="Text_20_body"><text:tab/><text:tab/>o OK</text:p>
      <text:p text:style-name="Text_20_body"><text:tab/><text:tab/>o ERROR: [tipo de error]</text:p>
      <text:p text:style-name="Text_20_body"/>
      <text:h text:style-name="Heading_20_2" text:outline-level="2">- Primitivas de participantes</text:h>
      <text:p text:style-name="Text_20_body"/>
      <text:p text:style-name="Text_20_body">- new_participant( ID_session,ip,rx_port1,[,rx_port2,rx_port3,...])</text:p>
      <text:p text:style-name="Text_20_body"><text:tab/>o Descripción:</text:p>
      <text:p text:style-name="Text_20_body"><text:s text:c="10"/>Se crea un participante y se definen los puertos que debe</text:p>
      <text:p text:style-name="Text_20_body"><text:s text:c="10"/>escuchar la MCU.</text:p>
      <text:p text:style-name="Text_20_body"><text:tab/>o Parametros:</text:p>
      <text:p text:style-name="Text_20_body"><text:tab/><text:tab/>o ID_session: nº de sesion.</text:p>
      <text:p text:style-name="Text_20_body"><text:tab/><text:tab/>o ip: direccion IP del participante</text:p>
      <text:p text:style-name="Text_20_body"><text:tab/><text:tab/>o rx_port: puertos donde debe escuchar la MCU</text:p>
      <text:p text:style-name="Text_20_body"><text:tab/>o retorna:</text:p>
      <text:p text:style-name="Text_20_body"><text:tab/><text:tab/>o OK: [ID_participante]</text:p>
      <text:p text:style-name="Text_20_body"><text:tab/><text:tab/>o ERROR: [tipo de error]</text:p>
      <text:p text:style-name="Text_20_body"/>
      <text:p text:style-name="Text_20_body">- new_nat_participant( ID_session,rx_port1,[,rx_port2,rx_port3,...])</text:p>
      <text:p text:style-name="Text_20_body"><text:tab/>o Descripción:</text:p>
      <text:p text:style-name="Text_20_body"><text:s text:c="10"/>Se crea un participante que se supone está detrás de un NAT,</text:p>
      <text:p text:style-name="Text_20_body"><text:soft-page-break/><text:s text:c="10"/>es decir, se mandarán los flujos a la dirección desde donde</text:p>
      <text:p text:style-name="Text_20_body"><text:s text:c="10"/>recibamos los flujos. Se definen los puertos que debe escuchar</text:p>
      <text:p text:style-name="Text_20_body"><text:s text:c="10"/>la MCU, que deben ser únicos para este participante.</text:p>
      <text:p text:style-name="Text_20_body"><text:tab/>o Parametros:</text:p>
      <text:p text:style-name="Text_20_body"><text:tab/><text:tab/>o ID_session: nº de sesion.</text:p>
      <text:p text:style-name="Text_20_body"><text:tab/><text:tab/>o rx_port: puertos donde debe escuchar la MCU</text:p>
      <text:p text:style-name="Text_20_body"><text:tab/>o retorna:</text:p>
      <text:p text:style-name="Text_20_body"><text:tab/><text:tab/>o OK: [ID_participante]</text:p>
      <text:p text:style-name="Text_20_body"><text:tab/><text:tab/>o ERROR: [tipo de error]</text:p>
      <text:p text:style-name="Text_20_body"><text:tab/><text:tab/><text:tab/> <text:s text:c="3"/></text:p>
      <text:p text:style-name="Text_20_body">- remove_participant(ID_session, ID_part)</text:p>
      <text:p text:style-name="Text_20_body"><text:tab/>o Descripcion:</text:p>
      <text:p text:style-name="Text_20_body"><text:s text:c="10"/>Elimina el participante de la sesión.</text:p>
      <text:p text:style-name="Text_20_body"><text:tab/>o Parametros:</text:p>
      <text:p text:style-name="Text_20_body"><text:tab/><text:tab/>o ID_session: nº de sesion.</text:p>
      <text:p text:style-name="Text_20_body"><text:tab/><text:tab/>o ID_part: ID del participante.</text:p>
      <text:p text:style-name="Text_20_body"><text:tab/>o Retorna:</text:p>
      <text:p text:style-name="Text_20_body"><text:tab/><text:tab/>o OK</text:p>
      <text:p text:style-name="Text_20_body"><text:tab/><text:tab/>o ERROR: [tipo de error]</text:p>
      <text:p text:style-name="Text_20_body"><text:tab/><text:tab/></text:p>
      <text:p text:style-name="Text_20_body">- bind_rtp ( ID_session,ID_part,PT,remoteRTPport,localRTPport,localRTCPport)</text:p>
      <text:p text:style-name="Text_20_body"><text:tab/>o Descripcion:</text:p>
      <text:p text:style-name="Text_20_body"><text:s text:c="10"/>Mediante este comando le indicamos a la MCU que en caso de</text:p>
      <text:p text:style-name="Text_20_body"><text:s text:c="10"/>enviar un flujo a un participante con cierto PT, debemos</text:p>
      <text:p text:style-name="Text_20_body"><text:s text:c="10"/>enviarlo al puerto remotePort desde localPort, y esperar</text:p>
      <text:p text:style-name="Text_20_body"><text:s text:c="10"/>información RTCP en el puerto localRTCP.</text:p>
      <text:p text:style-name="Text_20_body"><text:tab/>o Parametros:</text:p>
      <text:p text:style-name="Text_20_body"><text:tab/><text:tab/>o ID_session: nº de sesion.</text:p>
      <text:p text:style-name="Text_20_body"><text:tab/><text:tab/>o ID_part: ID del participante.</text:p>
      <text:p text:style-name="Text_20_body"><text:tab/><text:tab/>o PT: Payloadtype</text:p>
      <text:p text:style-name="Text_20_body"><text:tab/><text:tab/>o remoteRTPport: puerto al que envía la MCU</text:p>
      <text:p text:style-name="Text_20_body"><text:tab/><text:tab/>o localRTPport: puerto desde el que envía la MCU</text:p>
      <text:p text:style-name="Text_20_body"><text:tab/><text:tab/>o localRTCPport: puerto en el que espera RTCP</text:p>
      <text:p text:style-name="Text_20_body"><text:tab/>o Retorna:</text:p>
      <text:p text:style-name="Text_20_body"><text:tab/><text:tab/>o OK</text:p>
      <text:p text:style-name="Text_20_body"><text:tab/><text:tab/>o ERROR: [tipo de error]</text:p>
      <text:p text:style-name="Text_20_body"/>
      <text:p text:style-name="Text_20_body"><text:soft-page-break/>- unbind_rtp ( ID_session,ID_part,PT)</text:p>
      <text:p text:style-name="Text_20_body"><text:tab/>o Descripcion:</text:p>
      <text:p text:style-name="Text_20_body"><text:s text:c="10"/>Dejamos de enviar el flujo con PT a dicho puerto.</text:p>
      <text:p text:style-name="Text_20_body"><text:tab/>o Parametros:</text:p>
      <text:p text:style-name="Text_20_body"><text:tab/><text:tab/>o ID_session: nº de sesion.</text:p>
      <text:p text:style-name="Text_20_body"><text:tab/><text:tab/>o ID_part: ID del participante.</text:p>
      <text:p text:style-name="Text_20_body"><text:tab/><text:tab/>o PT: Payloadtype<text:tab/></text:p>
      <text:p text:style-name="Text_20_body"><text:tab/>o Retorna:</text:p>
      <text:p text:style-name="Text_20_body"><text:tab/><text:tab/>o OK</text:p>
      <text:p text:style-name="Text_20_body"><text:tab/><text:tab/>o ERROR: [tipo de error]</text:p>
      <text:p text:style-name="Text_20_body"/>
      <text:p text:style-name="Text_20_body">- bind_rtcp (ID_session,ID_part,localRTPport,remoteRTCPport)\n";</text:p>
      <text:p text:style-name="Text_20_body"><text:tab/>o Descripcion:</text:p>
      <text:p text:style-name="Text_20_body"><text:s text:c="10"/>Mediante este comando le indicamos a la MCU a qué puerto debe</text:p>
      <text:p text:style-name="Text_20_body"><text:s text:c="10"/>enviarse el flujo RTCP con las estadísticas que genera el</text:p>
      <text:p text:style-name="Text_20_body"><text:s text:c="10"/>tráfico RTP del puerto localRTPport.</text:p>
      <text:p text:style-name="Text_20_body"><text:tab/>o Parametros:</text:p>
      <text:p text:style-name="Text_20_body"><text:tab/><text:tab/>o ID_session: nº de sesion.</text:p>
      <text:p text:style-name="Text_20_body"><text:tab/><text:tab/>o ID_part: ID del participante.</text:p>
      <text:p text:style-name="Text_20_body"><text:tab/><text:tab/>o PT: Payloadtype<text:tab/></text:p>
      <text:p text:style-name="Text_20_body"><text:tab/><text:tab/>o localRTPport: puerto RTP que genera las estadísticas</text:p>
      <text:p text:style-name="Text_20_body"><text:tab/><text:tab/>o remoteRTCPport: puerto al que se envían estadísticas RTCP</text:p>
      <text:p text:style-name="Text_20_body"><text:tab/>o Retorna:</text:p>
      <text:p text:style-name="Text_20_body"><text:tab/><text:tab/>o OK</text:p>
      <text:p text:style-name="Text_20_body"><text:tab/><text:tab/>o ERROR: [tipo de error]</text:p>
      <text:p text:style-name="Text_20_body"/>
      <text:p text:style-name="Text_20_body">- unbind_rtcp (ID_session,ID_part,localRTPport,remoteRTCPport)\n";</text:p>
      <text:p text:style-name="Text_20_body"><text:tab/>o Descripcion:</text:p>
      <text:p text:style-name="Text_20_body"><text:s text:c="10"/>Mediante este comando le indicamos a la MCU que deje de enviar</text:p>
      <text:p text:style-name="Text_20_body"><text:s text:c="10"/>el flujo RTCP con las estadísticas que genera el tráfico RTP</text:p>
      <text:p text:style-name="Text_20_body"><text:s text:c="10"/>del puerto localRTPport.</text:p>
      <text:p text:style-name="Text_20_body"><text:tab/>o Parametros:</text:p>
      <text:p text:style-name="Text_20_body"><text:tab/><text:tab/>o ID_session: nº de sesion.</text:p>
      <text:p text:style-name="Text_20_body"><text:tab/><text:tab/>o ID_part: ID del participante.</text:p>
      <text:p text:style-name="Text_20_body"><text:tab/><text:tab/>o PT: Payloadtype<text:tab/></text:p>
      <text:p text:style-name="Text_20_body"><text:tab/><text:tab/>o localRTPport: puerto RTP que genera las estadísticas</text:p>
      <text:p text:style-name="Text_20_body"><text:tab/><text:tab/>o remoteRTCPport: puerto al que se envían estadísticas RTCP</text:p>
      <text:p text:style-name="Text_20_body"><text:soft-page-break/><text:tab/>o Retorna:</text:p>
      <text:p text:style-name="Text_20_body"><text:tab/><text:tab/>o OK</text:p>
      <text:p text:style-name="Text_20_body"><text:tab/><text:tab/>o ERROR: [tipo de error]</text:p>
      <text:p text:style-name="Text_20_body"><text:tab/>o NOTA: NO IMPLEMENTADO</text:p>
      <text:p text:style-name="Text_20_body"/>
      <text:p text:style-name="Text_20_body">- configure_participant(ID_session,ID_part,PT,ALIVE,FEC,BW)</text:p>
      <text:p text:style-name="Text_20_body"><text:tab/>o Descripcion:</text:p>
      <text:p text:style-name="Text_20_body"><text:s text:c="10"/>Con este comando configuramos el pipeline de salida del</text:p>
      <text:p text:style-name="Text_20_body"><text:s text:c="10"/>participante para cierto flujo, es decir, si queremos proteger</text:p>
      <text:p text:style-name="Text_20_body"><text:s text:c="10"/>el flujo con FEC, enviar paquetes basura para poder crear una</text:p>
      <text:p text:style-name="Text_20_body"><text:s text:c="10"/>entrada en los NATs y el ancho de banda máximo que soporta</text:p>
      <text:p text:style-name="Text_20_body"><text:s text:c="10"/>(discarding).</text:p>
      <text:p text:style-name="Text_20_body"><text:tab/> <text:s text:c="14"/></text:p>
      <text:p text:style-name="Text_20_body"><text:tab/>o Parametros:</text:p>
      <text:p text:style-name="Text_20_body"><text:tab/><text:tab/>o ID_session: nº de sesion.</text:p>
      <text:p text:style-name="Text_20_body"><text:tab/><text:tab/>o ID_part: ID del participante.</text:p>
      <text:p text:style-name="Text_20_body"><text:tab/><text:tab/>o PT: Payloadtype<text:tab/></text:p>
      <text:p text:style-name="Text_20_body"><text:tab/><text:tab/>o ALIVE: {1,0}, indica si queremos enviar paquetes basura</text:p>
      <text:p text:style-name="Text_20_body"><text:tab/><text:tab/>o FEC: {1,24}, indica la k de protección (0 --&gt; OFF)</text:p>
      <text:p text:style-name="Text_20_body"><text:tab/><text:tab/>o BW: indica BW máximo de salida en bps (0 --&gt; OFF)</text:p>
      <text:p text:style-name="Text_20_body"><text:tab/>o Retorna:</text:p>
      <text:p text:style-name="Text_20_body"><text:tab/><text:tab/>o OK</text:p>
      <text:p text:style-name="Text_20_body"><text:tab/><text:tab/>o ERROR: [tipo de error]</text:p>
      <text:p text:style-name="Text_20_body"><text:tab/></text:p>
      <text:p text:style-name="Text_20_body"/>
      <text:p text:style-name="Text_20_body">3- Primitivas de medios</text:p>
      <text:p text:style-name="Text_20_body"/>
      <text:p text:style-name="Text_20_body">- get _codecs()</text:p>
      <text:p text:style-name="Text_20_body"><text:tab/>o Descripcion:</text:p>
      <text:p text:style-name="Text_20_body"><text:s text:c="10"/>Devuelve lista de codecs soporados por PayloadType.</text:p>
      <text:p text:style-name="Text_20_body"><text:tab/>o Parametros: ninguno</text:p>
      <text:p text:style-name="Text_20_body"><text:tab/>o Retorna: OK: PT1,PT2,PT3,[...]</text:p>
      <text:p text:style-name="Text_20_body"><text:tab/><text:tab/></text:p>
      <text:p text:style-name="Text_20_body">- receive(ID_session,ID_part_rx,ID_part_tx,PT)</text:p>
      <text:p text:style-name="Text_20_body"><text:tab/>o Descripcion:</text:p>
      <text:p text:style-name="Text_20_body"><text:s text:c="10"/>Este comando sirve para poder indicar a la MCU que envíe cierto PT</text:p>
      <text:p text:style-name="Text_20_body"><text:s text:c="10"/>de un origen a un destino. Se utiliza para flujos distintos a</text:p>
      <text:p text:style-name="Text_20_body"><text:soft-page-break/><text:s text:c="10"/>video/audio, ya que dichos flujos tienen comandos propios.</text:p>
      <text:p text:style-name="Text_20_body"><text:tab/>o Parametros:</text:p>
      <text:p text:style-name="Text_20_body"><text:tab/><text:tab/>o ID_session: nº de sesion.</text:p>
      <text:p text:style-name="Text_20_body"><text:tab/><text:tab/>o ID_part_rx: ID del participante que recibe el flujo.</text:p>
      <text:p text:style-name="Text_20_body"><text:tab/><text:tab/>o ID_part_tx: ID del participante que envía el flujo.</text:p>
      <text:p text:style-name="Text_20_body"><text:tab/><text:tab/>o PT: Payloadtype<text:tab/><text:tab/><text:tab/><text:tab/></text:p>
      <text:p text:style-name="Text_20_body"><text:tab/>o Retorna:</text:p>
      <text:p text:style-name="Text_20_body"><text:tab/><text:tab/>o OK</text:p>
      <text:p text:style-name="Text_20_body"><text:tab/><text:tab/>o ERROR: [tipo de error]</text:p>
      <text:p text:style-name="Text_20_body"/>
      <text:p text:style-name="Text_20_body">- discard (ID_session,ID_part_rx,ID_part_tx,PT)</text:p>
      <text:p text:style-name="Text_20_body"><text:tab/>o Descripcion:</text:p>
      <text:p text:style-name="Text_20_body"><text:s text:c="10"/>Este comando sirve para indicar a la MCU que deje de enviar</text:p>
      <text:p text:style-name="Text_20_body"><text:s text:c="10"/>cierto PT de un origen a un destino. Se usa para flujos</text:p>
      <text:p text:style-name="Text_20_body"><text:s text:c="10"/>distintos a video/audio, ya que dichos flujos tienen</text:p>
      <text:p text:style-name="Text_20_body"><text:s text:c="10"/>comandos propios.</text:p>
      <text:p text:style-name="Text_20_body"><text:tab/>o Parametros:</text:p>
      <text:p text:style-name="Text_20_body"><text:tab/><text:tab/>o ID_session: nº de sesion.</text:p>
      <text:p text:style-name="Text_20_body"><text:tab/><text:tab/>o ID_part_rx: ID del participante que deja de recibir el flujo.</text:p>
      <text:p text:style-name="Text_20_body"><text:tab/><text:tab/>o ID_part_tx: ID del participante que envía el flujo.</text:p>
      <text:p text:style-name="Text_20_body"><text:tab/><text:tab/>o PT: Payloadtype<text:tab/><text:tab/><text:tab/><text:tab/></text:p>
      <text:p text:style-name="Text_20_body"><text:tab/>o Retorna:</text:p>
      <text:p text:style-name="Text_20_body"><text:tab/><text:tab/>o OK</text:p>
      <text:p text:style-name="Text_20_body"><text:tab/><text:tab/>o ERROR: [tipo de error]</text:p>
      <text:p text:style-name="Text_20_body"/>
      <text:p text:style-name="Text_20_body">- receive_video_mode ( ID_session,ID_part,mode[,PT,BW,FR,Q,Width,Height,SSRC,GRID_MODE])</text:p>
      <text:p text:style-name="Text_20_body"><text:tab/>o Description:</text:p>
      <text:p text:style-name="Text_20_body"><text:s text:c="10"/>Con este comando decidimos el modo en el que el participante</text:p>
      <text:p text:style-name="Text_20_body"><text:s text:c="10"/>ID_part recibe los flujos de video. Tenemos varias opciones</text:p>
      <text:p text:style-name="Text_20_body"><text:s text:c="10"/>dependiendo de si mode es:</text:p>
      <text:p text:style-name="Text_20_body"><text:s text:c="14"/>1) SWITCH_MODE y no indicamos ningún parámetro opcional,</text:p>
      <text:p text:style-name="Text_20_body"><text:s text:c="17"/>nos encontramos en modo conmutacion.</text:p>
      <text:p text:style-name="Text_20_body"><text:s text:c="14"/>2) SWITCH_MODE e indicamos parámetros opcionales, entonces</text:p>
      <text:p text:style-name="Text_20_body"><text:s text:c="17"/>nos encontramos transcodificando, con dichos parámetros</text:p>
      <text:p text:style-name="Text_20_body"><text:s text:c="17"/>opcionales. Son obligatorios PT y BW, el resto si no se</text:p>
      <text:p text:style-name="Text_20_body"><text:s text:c="17"/>indican o se escribe 0, se cogerá el valor del flujo de</text:p>
      <text:p text:style-name="Text_20_body"><text:soft-page-break/><text:s text:c="17"/>entrada.</text:p>
      <text:p text:style-name="Text_20_body"><text:s text:c="14"/>3) GRID_MODE e indicamos TODOS los valores opcionales a</text:p>
      <text:p text:style-name="Text_20_body"><text:s text:c="17"/>excepción de SSRC, que si no se indica se alige uno</text:p>
      <text:p text:style-name="Text_20_body"><text:s text:c="17"/>aleatorio, y GRID_MODE que por defecto usa el modo de</text:p>
      <text:p text:style-name="Text_20_body"><text:s text:c="17"/>mosaico automático.</text:p>
      <text:p text:style-name="Text_20_body"><text:s text:c="14"/>4) GRID2_MODE e indicamos TODOS los valores opcionales a</text:p>
      <text:p text:style-name="Text_20_body"><text:s text:c="17"/>excepción de SSRC, que si no se indica se alige uno</text:p>
      <text:p text:style-name="Text_20_body"><text:s text:c="17"/>aleatorio, y GRID2_MODE que por defecto usa el modo de</text:p>
      <text:p text:style-name="Text_20_body"><text:s text:c="17"/>mosaico automático, la diferencia con el anterior es que</text:p>
      <text:p text:style-name="Text_20_body"><text:s text:c="17"/>todos los receptores comparten el mismo MOSAICO</text:p>
      <text:p text:style-name="Text_20_body"><text:s text:c="17"/>(es más escalable).</text:p>
      <text:p text:style-name="Text_20_body"><text:tab/> o Parametros:</text:p>
      <text:p text:style-name="Text_20_body"><text:tab/><text:tab/>o ID_session: nº session</text:p>
      <text:p text:style-name="Text_20_body"><text:tab/><text:tab/>o ID_part: nº participante</text:p>
      <text:p text:style-name="Text_20_body"><text:tab/><text:tab/>o mode: SWITCH_MODE, GRID_MODE, GRID2_MODE</text:p>
      <text:p text:style-name="Text_20_body"><text:tab/><text:tab/>o PT: PayloadType (opcional)</text:p>
      <text:p text:style-name="Text_20_body"><text:tab/><text:tab/>o BW: Ancho de banda (opcional)</text:p>
      <text:p text:style-name="Text_20_body"><text:tab/><text:tab/>o FR: Frame rate (opcional)</text:p>
      <text:p text:style-name="Text_20_body"><text:tab/><text:tab/>o Q: caldad (opcional)</text:p>
      <text:p text:style-name="Text_20_body"><text:tab/><text:tab/>o Width: ancho (opcional)</text:p>
      <text:p text:style-name="Text_20_body"><text:tab/><text:tab/>o Height: alto (opcional)</text:p>
      <text:p text:style-name="Text_20_body"><text:tab/><text:tab/>o SSRC: nº de fuente RTP (opcinal)</text:p>
      <text:p text:style-name="Text_20_body"><text:tab/><text:tab/>o GRID_MODE: GRID_AUTO, GRID_BORDER, GRID_BORDER_TR, GRID_CIRCLE, GRID_PIP (opcional)</text:p>
      <text:p text:style-name="Text_20_body"><text:tab/>o Retorna:</text:p>
      <text:p text:style-name="Text_20_body"><text:tab/><text:tab/>o OK</text:p>
      <text:p text:style-name="Text_20_body"><text:tab/><text:tab/>o ERROR: [tipo de error]</text:p>
      <text:p text:style-name="Text_20_body"><text:s/></text:p>
      <text:p text:style-name="Text_20_body">- receive_video( ID_session,ID_part_rx,ID_part_tx[,PT,BW,FR,Q,Width,Height,SSRC])</text:p>
      <text:p text:style-name="Text_20_body"><text:tab/>o Descripción:</text:p>
      <text:p text:style-name="Text_20_body"><text:s text:c="10"/>Si estamos en SWITCH_MODE, se envía el video especificado al</text:p>
      <text:p text:style-name="Text_20_body"><text:s text:c="10"/>participante que así lo desee, si no especificamos parametros</text:p>
      <text:p text:style-name="Text_20_body"><text:s text:c="10"/>adicionales, la MCU simplemente conmuta.</text:p>
      <text:p text:style-name="Text_20_body"><text:s text:c="10"/>Si especificamos valores adicionales, entonces transcodificamos </text:p>
      <text:p text:style-name="Text_20_body"><text:s text:c="10"/>con esos valores, mínimo debe especificarse PT y BW, el resto si</text:p>
      <text:p text:style-name="Text_20_body"><text:s text:c="10"/>no se especifican se cogen del flujo de entrada.</text:p>
      <text:p text:style-name="Text_20_body"><text:s text:c="10"/>Si estamos en modo GRID_MODE, no hay que especificar valores</text:p>
      <text:p text:style-name="Text_20_body"><text:soft-page-break/><text:s text:c="10"/>adicionales y se añade el flujo al mosaico.</text:p>
      <text:p text:style-name="Text_20_body"><text:tab/>o Parámetros: </text:p>
      <text:p text:style-name="Text_20_body"><text:tab/><text:tab/>o ID_session: nº session</text:p>
      <text:p text:style-name="Text_20_body"><text:tab/><text:tab/>o ID_part_rx: nº participante receptor</text:p>
      <text:p text:style-name="Text_20_body"><text:tab/><text:tab/>o ID_part_tx: nº participante emisor</text:p>
      <text:p text:style-name="Text_20_body"><text:tab/><text:tab/>o PT: PayloadType (opcional)</text:p>
      <text:p text:style-name="Text_20_body"><text:tab/><text:tab/>o BW: Ancho de banda (opcional)</text:p>
      <text:p text:style-name="Text_20_body"><text:tab/><text:tab/>o FR: Frame rate (opcional)</text:p>
      <text:p text:style-name="Text_20_body"><text:tab/><text:tab/>o Q: calidad (opcional)</text:p>
      <text:p text:style-name="Text_20_body"><text:tab/><text:tab/>o Width: ancho (opcional)</text:p>
      <text:p text:style-name="Text_20_body"><text:tab/><text:tab/>o Height: alto (opcional)</text:p>
      <text:p text:style-name="Text_20_body"><text:tab/><text:tab/>o SSRC: nº de fuente RTP (opcinal)</text:p>
      <text:p text:style-name="Text_20_body"><text:tab/>o Retorna:</text:p>
      <text:p text:style-name="Text_20_body"><text:tab/><text:tab/>o OK</text:p>
      <text:p text:style-name="Text_20_body"><text:tab/><text:tab/>o ERROR: [tipo de error]</text:p>
      <text:p text:style-name="Text_20_body"/>
      <text:p text:style-name="Text_20_body">- discard_video( ID_session,ID_part_rx,ID_part_tx)</text:p>
      <text:p text:style-name="Text_20_body"><text:tab/>o Descripción:</text:p>
      <text:p text:style-name="Text_20_body"><text:s text:c="10"/>Se elimina el participante de los video que recibe, si se trata</text:p>
      <text:p text:style-name="Text_20_body"><text:s text:c="10"/>de conmutación, simplemente deja de conmutarlo, si se trata de</text:p>
      <text:p text:style-name="Text_20_body"><text:s text:c="10"/>transcodificación, elimina del flowProcessor transcodificador</text:p>
      <text:p text:style-name="Text_20_body"><text:s text:c="10"/>dicho destino, si un flowProcessor transcodificador se queda</text:p>
      <text:p text:style-name="Text_20_body"><text:s text:c="10"/>sin destinos se elimina.</text:p>
      <text:p text:style-name="Text_20_body"><text:s text:c="10"/>GRID_MODE: Debe rehacerse el mosaico, dejando de utilizar el</text:p>
      <text:p text:style-name="Text_20_body"><text:s text:c="22"/>vídeo indicado.</text:p>
      <text:p text:style-name="Text_20_body"><text:tab/>o Parámetros: </text:p>
      <text:p text:style-name="Text_20_body"><text:tab/> <text:s text:c="3"/>o ID_session: nº session</text:p>
      <text:p text:style-name="Text_20_body"><text:tab/><text:tab/>o ID_part_rx: nº participante receptor</text:p>
      <text:p text:style-name="Text_20_body"><text:tab/><text:tab/>o ID_part_tx: nº participante emisor</text:p>
      <text:p text:style-name="Text_20_body"><text:tab/>o Retorna:</text:p>
      <text:p text:style-name="Text_20_body"><text:tab/><text:tab/>o OK</text:p>
      <text:p text:style-name="Text_20_body"><text:tab/><text:tab/>o ERROR: [tipo de error]</text:p>
      <text:p text:style-name="Text_20_body"/>
      <text:p text:style-name="Text_20_body">- receive_audio_mode ( ID_session,ID_part,mode[,PT,SL,SSRC])</text:p>
      <text:p text:style-name="Text_20_body"><text:tab/>o Descripcion:</text:p>
      <text:p text:style-name="Text_20_body"><text:s text:c="10"/>Con este comando decidimos si el participante desea recibir el</text:p>
      <text:p text:style-name="Text_20_body"><text:s text:c="10"/>audio por separado (SWITCH_MODE) o una suma de todos los audios</text:p>
      <text:p text:style-name="Text_20_body"><text:soft-page-break/><text:s text:c="10"/>(MIX_MODE), en caso de especificar MIX_MODE, debemos indicar el</text:p>
      <text:p text:style-name="Text_20_body"><text:s text:c="10"/>PT de salida (Codec) y SL(opsional) si deseamos detección de</text:p>
      <text:p text:style-name="Text_20_body"><text:s text:c="10"/>silencio. En caso de SWITCH_MODE podemos opcionalmente indicar</text:p>
      <text:p text:style-name="Text_20_body"><text:s text:c="10"/>PT si deseamos cambiar el codec de salida, SL (si se elige PT)</text:p>
      <text:p text:style-name="Text_20_body"><text:s text:c="10"/>si deseamos detección de silencio y SSRC de salida.</text:p>
      <text:p text:style-name="Text_20_body"><text:tab/>o Parámetros: </text:p>
      <text:p text:style-name="Text_20_body"><text:tab/> <text:s text:c="3"/>o ID_session: nº session</text:p>
      <text:p text:style-name="Text_20_body"><text:tab/><text:tab/>o ID_part: nº participante receptor</text:p>
      <text:p text:style-name="Text_20_body"><text:tab/><text:tab/>o Mode: SWITCH_MODE o MIX_MODE</text:p>
      <text:p text:style-name="Text_20_body"><text:tab/><text:tab/>o PT: PayloadType (opcinal)</text:p>
      <text:p text:style-name="Text_20_body"><text:tab/><text:tab/>o SL: Silence Level if wanted silence detection (opcinal)</text:p>
      <text:p text:style-name="Text_20_body"><text:tab/><text:tab/>o SSRC: nº de fuente RTP (opcinal)</text:p>
      <text:p text:style-name="Text_20_body"><text:tab/>o Retorna:</text:p>
      <text:p text:style-name="Text_20_body"><text:tab/><text:tab/>o OK</text:p>
      <text:p text:style-name="Text_20_body"><text:tab/><text:tab/>o ERROR: [tipo de error]</text:p>
      <text:p text:style-name="Text_20_body"/>
      <text:p text:style-name="Text_20_body">- receive_audio( ID_session,ID_part_rx,ID_part_tx[,SSRC])</text:p>
      <text:p text:style-name="Text_20_body"><text:tab/>o Descripcion:</text:p>
      <text:p text:style-name="Text_20_body"><text:s text:c="10"/>Si nos encontramos en SWITCH_MODE, enviaremos dicho flujo al</text:p>
      <text:p text:style-name="Text_20_body"><text:s text:c="10"/>participante, sin más modificación en caso de que se haya</text:p>
      <text:p text:style-name="Text_20_body"><text:s text:c="10"/>configurado PT = -1, se transcodifica en caso de PT distinto</text:p>
      <text:p text:style-name="Text_20_body"><text:s text:c="10"/>de -1. En caso de encontrarnos en MIX_MODE, añadimos el flujo</text:p>
      <text:p text:style-name="Text_20_body"><text:s text:c="10"/>a la hora de mezclarlos.</text:p>
      <text:p text:style-name="Text_20_body"><text:tab/>o Parámetros: </text:p>
      <text:p text:style-name="Text_20_body"><text:tab/><text:tab/>o ID_session: nº de sesion.</text:p>
      <text:p text:style-name="Text_20_body"><text:tab/><text:tab/>o ID_part_rx: ID del participante que desea recibir el flujo.</text:p>
      <text:p text:style-name="Text_20_body"><text:tab/><text:tab/>o ID_part_tx: ID del participante que envía el flujo.</text:p>
      <text:p text:style-name="Text_20_body"><text:tab/><text:tab/>o SSRC: nº de fuente RTP (opcinal)</text:p>
      <text:p text:style-name="Text_20_body"><text:tab/>o Retorna:</text:p>
      <text:p text:style-name="Text_20_body"><text:tab/><text:tab/>o OK</text:p>
      <text:p text:style-name="Text_20_body"><text:tab/><text:tab/>o ERROR: [tipo de error]</text:p>
      <text:p text:style-name="Text_20_body"/>
      <text:p text:style-name="Text_20_body"/>
      <text:p text:style-name="Text_20_body">- discard_audio( ID_session,ID_part_rx,ID_part_tx)</text:p>
      <text:p text:style-name="Text_20_body"><text:tab/>o Descripcion:</text:p>
      <text:p text:style-name="Text_20_body"><text:s text:c="10"/>En SWITCH_MODE deja de conmutarse el flujo de audio, en MIX_MODE</text:p>
      <text:p text:style-name="Text_20_body"><text:s text:c="10"/>deja de sumarse el flujo de audio.</text:p>
      <text:p text:style-name="Text_20_body"><text:soft-page-break/><text:tab/>o Parámetros: </text:p>
      <text:p text:style-name="Text_20_body"><text:tab/><text:tab/>o ID_session: nº de sesion.</text:p>
      <text:p text:style-name="Text_20_body"><text:tab/><text:tab/>o ID_part_rx: ID del participante que deja de recibir el flujo.</text:p>
      <text:p text:style-name="Text_20_body"><text:tab/><text:tab/>o ID_part_tx: ID del participante que envía el flujo.</text:p>
      <text:p text:style-name="Text_20_body"><text:tab/>o Retorna:</text:p>
      <text:p text:style-name="Text_20_body"><text:tab/><text:tab/>o OK</text:p>
      <text:p text:style-name="Text_20_body"><text:tab/><text:tab/>o ERROR: [tipo de error]</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Tahoma1" svg:font-family="Tahoma"/>
    <style:font-face style:name="Nimbus Sans L" svg:font-family="'Nimbus Sans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complex="Ari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left="0cm" fo:margin-right="0cm" fo:text-indent="0.6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style>
    <style:style style:name="Encabezado2" style:family="paragraph" style:parent-style-name="Standard">
      <style:paragraph-properties fo:margin-top="0.42cm" fo:margin-bottom="0.21cm"/>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Predeterminado_7e_LT_7e_Gliederung_20_2" style:display-name="Predeterminado~LT~Gliederung 2" style:family="paragraph" style:parent-style-name="Predeterminado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fo:margin-left="6.001cm" fo:margin-right="0cm" fo:margin-top="0cm" fo:margin-bottom="0.101cm" fo:text-indent="-0.6cm" style:auto-text-indent="false">
        <style:tab-stops/>
      </style:paragraph-properties>
    </style:style>
    <style:style style:name="Predeterminado_7e_LT_7e_Gliederung_20_6" style:display-name="Predeterminado~LT~Gliederung 6" style:family="paragraph" style:parent-style-name="Predeterminado_7e_LT_7e_Gliederung_20_5">
      <style:paragraph-properties fo:margin-left="7.2cm" fo:margin-right="0cm" fo:text-indent="-0.6cm" style:auto-text-indent="false">
        <style:tab-stops/>
      </style:paragraph-properties>
    </style:style>
    <style:style style:name="Predeterminado_7e_LT_7e_Gliederung_20_7" style:display-name="Predeterminado~LT~Gliederung 7" style:family="paragraph" style:parent-style-name="Predeterminado_7e_LT_7e_Gliederung_20_6">
      <style:paragraph-properties fo:margin-left="8.4cm" fo:margin-right="0cm" fo:text-indent="-0.6cm" style:auto-text-indent="false">
        <style:tab-stops/>
      </style:paragraph-properties>
    </style:style>
    <style:style style:name="Predeterminado_7e_LT_7e_Gliederung_20_8" style:display-name="Predeterminado~LT~Gliederung 8" style:family="paragraph" style:parent-style-name="Predeterminado_7e_LT_7e_Gliederung_20_7">
      <style:paragraph-properties fo:margin-left="9.601cm" fo:margin-right="0cm" fo:text-indent="-0.6cm" style:auto-text-indent="false">
        <style:tab-stops/>
      </style:paragraph-properties>
    </style:style>
    <style:style style:name="Predeterminado_7e_LT_7e_Gliederung_20_9" style:display-name="Predeterminado~LT~Gliederung 9" style:family="paragraph" style:parent-style-name="Predeterminado_7e_LT_7e_Gliederung_20_8">
      <style:paragraph-properties fo:margin-left="10.8cm" fo:margin-right="0cm" fo:text-indent="-0.6cm" style:auto-text-indent="false">
        <style:tab-stops/>
      </style:paragraph-properties>
    </style:style>
    <style:style style:name="Predeterminado_7e_LT_7e_Titel" style:display-name="Predeterminado~LT~Titel"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Predeterminado_7e_LT_7e_Untertitel" style:display-name="Predeterminado~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Predeterminado_7e_LT_7e_Notizen" style:display-name="Predeterminado~LT~Notizen" style:family="paragraph">
      <style:paragraph-properties fo:margin-left="0.6cm" fo:margin-right="0cm" fo:text-indent="-0.6cm"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style>
    <style:style style:name="Predeterminado_7e_LT_7e_Hintergrundobjekte" style:display-name="Predeterminado~LT~Hintergrundobjekte" style:family="paragraph">
      <style:paragraph-properties style:text-autospace="none"/>
      <style:text-properties style:letter-kerning="true"/>
    </style:style>
    <style:style style:name="Predeterminado_7e_LT_7e_Hintergrund" style:display-name="Predeterminado~LT~Hintergrund" style:family="paragraph">
      <style:paragraph-properties style:text-autospace="none"/>
      <style:text-properties style:letter-kerning="true"/>
    </style:style>
    <style:style style:name="WW-Título"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style:text-autospace="none"/>
      <style:text-properties style:letter-kerning="true"/>
    </style:style>
    <style:style style:name="Notas" style:family="paragraph">
      <style:paragraph-properties fo:margin-left="0.6cm" fo:margin-right="0cm" fo:text-indent="-0.6cm"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style>
    <style:style style:name="Esquema_20_1" style:display-name="Esquema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Esquema_20_2" style:display-name="Esquema 2" style:family="paragraph" style:parent-style-name="Esquema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Esquema_20_3" style:display-name="Esquema 3" style:family="paragraph" style:parent-style-name="Esquema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Esquema_20_4" style:display-name="Esquema 4" style:family="paragraph" style:parent-style-name="Esquema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Esquema_20_5" style:display-name="Esquema 5" style:family="paragraph" style:parent-style-name="Esquema_20_4">
      <style:paragraph-properties fo:margin-left="6.001cm" fo:margin-right="0cm" fo:margin-top="0cm" fo:margin-bottom="0.101cm" fo:text-indent="-0.6cm" style:auto-text-indent="false">
        <style:tab-stops/>
      </style:paragraph-properties>
    </style:style>
    <style:style style:name="Esquema_20_6" style:display-name="Esquema 6" style:family="paragraph" style:parent-style-name="Esquema_20_5">
      <style:paragraph-properties fo:margin-left="7.2cm" fo:margin-right="0cm" fo:text-indent="-0.6cm" style:auto-text-indent="false">
        <style:tab-stops/>
      </style:paragraph-properties>
    </style:style>
    <style:style style:name="Esquema_20_7" style:display-name="Esquema 7" style:family="paragraph" style:parent-style-name="Esquema_20_6">
      <style:paragraph-properties fo:margin-left="8.4cm" fo:margin-right="0cm" fo:text-indent="-0.6cm" style:auto-text-indent="false">
        <style:tab-stops/>
      </style:paragraph-properties>
    </style:style>
    <style:style style:name="Esquema_20_8" style:display-name="Esquema 8" style:family="paragraph" style:parent-style-name="Esquema_20_7">
      <style:paragraph-properties fo:margin-left="9.601cm" fo:margin-right="0cm" fo:text-indent="-0.6cm" style:auto-text-indent="false">
        <style:tab-stops/>
      </style:paragraph-properties>
    </style:style>
    <style:style style:name="Esquema_20_9" style:display-name="Esquema 9" style:family="paragraph" style:parent-style-name="Esquema_20_8">
      <style:paragraph-properties fo:margin-left="10.8cm" fo:margin-right="0cm" fo:text-indent="-0.6cm" style:auto-text-indent="false">
        <style:tab-stops/>
      </style:paragraph-properties>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heading_20_5" style:display-name="heading 5" style:family="paragraph" style:parent-style-name="Heading" style:next-style-name="Text_20_body">
      <style:text-properties fo:font-size="11.5pt" fo:font-weight="bold" style:font-size-complex="11.5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Vicente Sirvent Orts</meta:initial-creator>
    <meta:creation-date>2008-09-17T12:36:59</meta:creation-date>
    <dc:creator>Vicente Sirvent Orts</dc:creator>
    <dc:date>2008-09-18T17:48:01</dc:date>
    <meta:editing-cycles>55</meta:editing-cycles>
    <meta:editing-duration>PT10H10M58S</meta:editing-duration>
    <meta:user-defined meta:name="Información 1"/>
    <meta:user-defined meta:name="Información 2"/>
    <meta:user-defined meta:name="Información 3"/>
    <meta:user-defined meta:name="Información 4"/>
    <meta:document-statistic meta:table-count="0" meta:image-count="0" meta:object-count="0" meta:page-count="18" meta:paragraph-count="523" meta:word-count="4220" meta:character-count="26368"/>
  </office:meta>
</office:document-meta>
</file>